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T19_35" style:family="text"/>
    <style:style style:name="T19_36" style:family="text">
      <style:text-properties fo:color="#1155cc" style:text-underline-style="solid" style:text-underline-color="font-color"/>
    </style:style>
    <style:style style:name="T19_37" style:family="text"/>
    <style:style style:name="T19_38" style:family="text">
      <style:text-properties fo:color="#1155cc" style:text-underline-style="solid" style:text-underline-color="font-color"/>
    </style:style>
    <style:style style:name="T19_39" style:family="text"/>
    <style:style style:name="T19_40" style:family="text">
      <style:text-properties fo:color="#1155cc" style:text-underline-style="solid" style:text-underline-color="font-color"/>
    </style:style>
    <style:style style:name="T19_41" style:family="text"/>
    <style:style style:name="T19_42" style:family="text">
      <style:text-properties fo:color="#1155cc" style:text-underline-style="solid" style:text-underline-color="font-color"/>
    </style:style>
    <style:style style:name="T19_43" style:family="text"/>
    <style:style style:name="T19_44" style:family="text">
      <style:text-properties fo:color="#1155cc" style:text-underline-style="solid" style:text-underline-color="font-color"/>
    </style:style>
    <style:style style:name="T19_45" style:family="text"/>
    <style:style style:name="T19_46" style:family="text">
      <style:text-properties fo:color="#1155cc" style:text-underline-style="solid" style:text-underline-color="font-color"/>
    </style:style>
    <style:style style:name="T19_47" style:family="text"/>
    <style:style style:name="T19_48" style:family="text">
      <style:text-properties fo:color="#1155cc" style:text-underline-style="solid" style:text-underline-color="font-color"/>
    </style:style>
    <style:style style:name="T19_49" style:family="text"/>
    <style:style style:name="T19_50" style:family="text">
      <style:text-properties fo:color="#1155cc" style:text-underline-style="solid" style:text-underline-color="font-color"/>
    </style:style>
    <style:style style:name="T19_51" style:family="text"/>
    <style:style style:name="T19_52" style:family="text">
      <style:text-properties fo:color="#1155cc" style:text-underline-style="solid" style:text-underline-color="font-color"/>
    </style:style>
    <style:style style:name="T19_53" style:family="text"/>
    <style:style style:name="T19_54" style:family="text">
      <style:text-properties fo:color="#1155cc" style:text-underline-style="solid" style:text-underline-color="font-color"/>
    </style:style>
    <style:style style:name="T19_55" style:family="text"/>
    <style:style style:name="T19_5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T22_37" style:family="text"/>
    <style:style style:name="T22_38" style:family="text">
      <style:text-properties fo:color="#1155cc" style:text-underline-style="solid" style:text-underline-color="font-color"/>
    </style:style>
    <style:style style:name="T22_39" style:family="text"/>
    <style:style style:name="T22_40" style:family="text">
      <style:text-properties fo:color="#1155cc" style:text-underline-style="solid" style:text-underline-color="font-color"/>
    </style:style>
    <style:style style:name="T22_41" style:family="text"/>
    <style:style style:name="T22_42" style:family="text">
      <style:text-properties fo:color="#1155cc" style:text-underline-style="solid" style:text-underline-color="font-color"/>
    </style:style>
    <style:style style:name="T22_43" style:family="text"/>
    <style:style style:name="T22_44" style:family="text">
      <style:text-properties fo:color="#1155cc" style:text-underline-style="solid" style:text-underline-color="font-color"/>
    </style:style>
    <style:style style:name="T22_45" style:family="text"/>
    <style:style style:name="T22_46" style:family="text">
      <style:text-properties fo:color="#1155cc" style:text-underline-style="solid" style:text-underline-color="font-color"/>
    </style:style>
    <style:style style:name="T22_47" style:family="text"/>
    <style:style style:name="T22_48" style:family="text">
      <style:text-properties fo:color="#1155cc" style:text-underline-style="solid" style:text-underline-color="font-color"/>
    </style:style>
    <style:style style:name="T22_49" style:family="text"/>
    <style:style style:name="T22_50" style:family="text">
      <style:text-properties fo:color="#1155cc" style:text-underline-style="solid" style:text-underline-color="font-color"/>
    </style:style>
    <style:style style:name="T22_51" style:family="text"/>
    <style:style style:name="T22_52" style:family="text">
      <style:text-properties fo:color="#1155cc" style:text-underline-style="solid" style:text-underline-color="font-color"/>
    </style:style>
    <style:style style:name="T22_53" style:family="text"/>
    <style:style style:name="T22_54" style:family="text">
      <style:text-properties fo:color="#1155cc" style:text-underline-style="solid" style:text-underline-color="font-color"/>
    </style:style>
    <style:style style:name="T22_55" style:family="text"/>
    <style:style style:name="T22_56" style:family="text">
      <style:text-properties fo:color="#1155cc" style:text-underline-style="solid" style:text-underline-color="font-color"/>
    </style:style>
    <style:style style:name="T22_57" style:family="text"/>
    <style:style style:name="T22_58" style:family="text">
      <style:text-properties fo:color="#1155cc" style:text-underline-style="solid" style:text-underline-color="font-color"/>
    </style:style>
    <style:style style:name="T22_59" style:family="text"/>
    <style:style style:name="T22_60" style:family="text">
      <style:text-properties fo:color="#1155cc" style:text-underline-style="solid" style:text-underline-color="font-color"/>
    </style:style>
    <style:style style:name="T22_61" style:family="text"/>
    <style:style style:name="T22_62" style:family="text">
      <style:text-properties fo:color="#1155cc" style:text-underline-style="solid" style:text-underline-color="font-color"/>
    </style:style>
    <style:style style:name="T22_63" style:family="text"/>
    <style:style style:name="T22_64" style:family="text">
      <style:text-properties fo:color="#1155cc" style:text-underline-style="solid" style:text-underline-color="font-color"/>
    </style:style>
    <style:style style:name="T22_65" style:family="text"/>
    <style:style style:name="T22_66" style:family="text">
      <style:text-properties fo:color="#1155cc" style:text-underline-style="solid" style:text-underline-color="font-color"/>
    </style:style>
    <style:style style:name="T22_67" style:family="text"/>
    <style:style style:name="T22_68" style:family="text">
      <style:text-properties fo:color="#1155cc" style:text-underline-style="solid" style:text-underline-color="font-color"/>
    </style:style>
    <style:style style:name="T22_69" style:family="text"/>
    <style:style style:name="T22_70" style:family="text">
      <style:text-properties fo:color="#1155cc" style:text-underline-style="solid" style:text-underline-color="font-color"/>
    </style:style>
    <style:style style:name="T22_71" style:family="text"/>
    <style:style style:name="T22_72" style:family="text">
      <style:text-properties fo:color="#1155cc" style:text-underline-style="solid" style:text-underline-color="font-color"/>
    </style:style>
    <style:style style:name="T22_73" style:family="text"/>
    <style:style style:name="T22_7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T24_41" style:family="text"/>
    <style:style style:name="T24_42" style:family="text">
      <style:text-properties fo:color="#1155cc" style:text-underline-style="solid" style:text-underline-color="font-color"/>
    </style:style>
    <style:style style:name="T24_43" style:family="text"/>
    <style:style style:name="T24_44" style:family="text">
      <style:text-properties fo:color="#1155cc" style:text-underline-style="solid" style:text-underline-color="font-color"/>
    </style:style>
    <style:style style:name="T24_45" style:family="text"/>
    <style:style style:name="T24_46" style:family="text">
      <style:text-properties fo:color="#1155cc" style:text-underline-style="solid" style:text-underline-color="font-color"/>
    </style:style>
    <style:style style:name="T24_47" style:family="text"/>
    <style:style style:name="T24_48" style:family="text">
      <style:text-properties fo:color="#1155cc" style:text-underline-style="solid" style:text-underline-color="font-color"/>
    </style:style>
    <style:style style:name="T24_49" style:family="text"/>
    <style:style style:name="T24_50" style:family="text">
      <style:text-properties fo:color="#1155cc" style:text-underline-style="solid" style:text-underline-color="font-color"/>
    </style:style>
    <style:style style:name="T24_51" style:family="text"/>
    <style:style style:name="T24_52" style:family="text">
      <style:text-properties fo:color="#1155cc" style:text-underline-style="solid" style:text-underline-color="font-color"/>
    </style:style>
    <style:style style:name="T24_53" style:family="text"/>
    <style:style style:name="T24_54" style:family="text">
      <style:text-properties fo:color="#1155cc" style:text-underline-style="solid" style:text-underline-color="font-color"/>
    </style:style>
    <style:style style:name="T24_55" style:family="text"/>
    <style:style style:name="T24_56" style:family="text">
      <style:text-properties fo:color="#1155cc" style:text-underline-style="solid" style:text-underline-color="font-color"/>
    </style:style>
    <style:style style:name="T24_57" style:family="text"/>
    <style:style style:name="T24_58" style:family="text">
      <style:text-properties fo:color="#1155cc" style:text-underline-style="solid" style:text-underline-color="font-color"/>
    </style:style>
    <style:style style:name="T24_59" style:family="text"/>
    <style:style style:name="T24_60" style:family="text">
      <style:text-properties fo:color="#1155cc" style:text-underline-style="solid" style:text-underline-color="font-color"/>
    </style:style>
    <style:style style:name="T24_61" style:family="text"/>
    <style:style style:name="T24_62" style:family="text">
      <style:text-properties fo:color="#1155cc" style:text-underline-style="solid" style:text-underline-color="font-color"/>
    </style:style>
    <style:style style:name="T24_63" style:family="text"/>
    <style:style style:name="T24_64" style:family="text">
      <style:text-properties fo:color="#1155cc" style:text-underline-style="solid" style:text-underline-color="font-color"/>
    </style:style>
    <style:style style:name="T24_65" style:family="text"/>
    <style:style style:name="T24_6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T25_53" style:family="text"/>
    <style:style style:name="T25_54" style:family="text">
      <style:text-properties fo:color="#1155cc" style:text-underline-style="solid" style:text-underline-color="font-color"/>
    </style:style>
    <style:style style:name="T25_55" style:family="text"/>
    <style:style style:name="T25_56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Jeśli</text:span><text:span text:style-name="T1_2"><text:s/></text:span><text:span text:style-name="T1_3">zastanawialiście</text:span><text:span text:style-name="T1_4"><text:s/></text:span><text:span text:style-name="T1_5">się</text:span><text:span text:style-name="T1_6"><text:s/></text:span><text:span text:style-name="T1_7">kiedyś</text:span><text:span text:style-name="T1_8">,<text:s/></text:span><text:span text:style-name="T1_9">co</text:span><text:span text:style-name="T1_10"><text:s/></text:span><text:span text:style-name="T1_11">może</text:span><text:span text:style-name="T1_12"><text:s/></text:span><text:span text:style-name="T1_13">wyjść</text:span><text:span text:style-name="T1_14"><text:s/></text:span><text:span text:style-name="T1_15">z</text:span><text:span text:style-name="T1_16"><text:s/></text:span><text:span text:style-name="T1_17">połączenia</text:span><text:span text:style-name="T1_18"><text:s/></text:span><text:span text:style-name="T1_19">serii</text:span><text:span text:style-name="T1_20"><text:s/></text:span><text:span text:style-name="T1_21">o</text:span><text:span text:style-name="T1_22"><text:s/></text:span><text:span text:style-name="T1_23">Harrym</text:span><text:span text:style-name="T1_24"><text:s/></text:span><text:span text:style-name="T1_25">Potterze</text:span><text:span text:style-name="T1_26"><text:s/></text:span><text:span text:style-name="T1_27">oraz</text:span><text:span text:style-name="T1_28"><text:s/>“</text:span><text:span text:style-name="T1_29">Girls</text:span><text:span text:style-name="T1_30"><text:s/></text:span><text:span text:style-name="T1_31">und</text:span><text:span text:style-name="T1_32"><text:s/></text:span><text:span text:style-name="T1_33">Panzer</text:span><text:span text:style-name="T1_34">”,<text:s/></text:span><text:span text:style-name="T1_35">to</text:span><text:span text:style-name="T1_36"><text:s/></text:span><text:span text:style-name="T1_37">odpowiedzią</text:span><text:span text:style-name="T1_38"><text:s/></text:span><text:span text:style-name="T1_39">na</text:span><text:span text:style-name="T1_40"><text:s/></text:span><text:span text:style-name="T1_41">wasze</text:span><text:span text:style-name="T1_42"><text:s/></text:span><text:span text:style-name="T1_43">pytanie</text:span><text:span text:style-name="T1_44"><text:s/></text:span><text:span text:style-name="T1_45">jest</text:span><text:span text:style-name="T1_46"><text:s/></text:span><text:span text:style-name="T1_47">właśnie</text:span><text:span text:style-name="T1_48"><text:s/>“</text:span><text:span text:style-name="T1_49">RWBY</text:span><text:span text:style-name="T1_50">”.</text:span></text:p>
      <text:p text:style-name="P2"/>
      <text:p text:style-name="P3"><text:span text:style-name="T3_1">“</text:span><text:span text:style-name="T3_2">RWBY</text:span><text:span text:style-name="T3_3">”<text:s/></text:span><text:span text:style-name="T3_4">to</text:span><text:span text:style-name="T3_5"><text:s/></text:span><text:span text:style-name="T3_6">serial</text:span><text:span text:style-name="T3_7"><text:s/></text:span><text:span text:style-name="T3_8">animowany</text:span><text:span text:style-name="T3_9">,<text:s/></text:span><text:span text:style-name="T3_10">opowiadający</text:span><text:span text:style-name="T3_11"><text:s/></text:span><text:span text:style-name="T3_12">o</text:span><text:span text:style-name="T3_13"><text:s/></text:span><text:span text:style-name="T3_14">przygodach</text:span><text:span text:style-name="T3_15"><text:s/></text:span><text:span text:style-name="T3_16">grupy</text:span><text:span text:style-name="T3_17"><text:s/></text:span><text:span text:style-name="T3_18">przyjaciółek</text:span><text:span text:style-name="T3_19">,<text:s/></text:span><text:span text:style-name="T3_20">które</text:span><text:span text:style-name="T3_21"><text:s/></text:span><text:span text:style-name="T3_22">dostają</text:span><text:span text:style-name="T3_23"><text:s/></text:span><text:span text:style-name="T3_24">się</text:span><text:span text:style-name="T3_25"><text:s/></text:span><text:span text:style-name="T3_26">do</text:span><text:span text:style-name="T3_27"><text:s/></text:span><text:span text:style-name="T3_28">elitarnej</text:span><text:span text:style-name="T3_29"><text:s/></text:span><text:span text:style-name="T3_30">szkoły</text:span><text:span text:style-name="T3_31"><text:s/></text:span><text:span text:style-name="T3_32">dla</text:span><text:span text:style-name="T3_33"><text:s/></text:span><text:span text:style-name="T3_34">wojowników</text:span><text:span text:style-name="T3_35"><text:s/></text:span><text:span text:style-name="T3_36">z</text:span><text:span text:style-name="T3_37"><text:s/></text:span><text:span text:style-name="T3_38">nadzieją</text:span><text:span text:style-name="T3_39"><text:s/></text:span><text:span text:style-name="T3_40">na</text:span><text:span text:style-name="T3_41"><text:s/></text:span><text:span text:style-name="T3_42">zostanie</text:span><text:span text:style-name="T3_43"><text:s/></text:span><text:span text:style-name="T3_44">Łowczyniami</text:span><text:span text:style-name="T3_45"><text:s/>–<text:s/></text:span><text:span text:style-name="T3_46">elitarną</text:span><text:span text:style-name="T3_47"><text:s/></text:span><text:span text:style-name="T3_48">jednostką</text:span><text:span text:style-name="T3_49"><text:s/></text:span><text:span text:style-name="T3_50">czuwającą</text:span><text:span text:style-name="T3_51"><text:s/></text:span><text:span text:style-name="T3_52">nad</text:span><text:span text:style-name="T3_53"><text:s/></text:span><text:span text:style-name="T3_54">bezpieczeństwem</text:span><text:span text:style-name="T3_55"><text:s/></text:span><text:span text:style-name="T3_56">świata</text:span><text:span text:style-name="T3_57"><text:s/></text:span><text:span text:style-name="T3_58">Remnant</text:span><text:span text:style-name="T3_59">.<text:s/></text:span><text:span text:style-name="T3_60">Oczywiście</text:span><text:span text:style-name="T3_61"><text:s/></text:span><text:span text:style-name="T3_62">oś</text:span><text:span text:style-name="T3_63"><text:s/></text:span><text:span text:style-name="T3_64">fabuły</text:span><text:span text:style-name="T3_65"><text:s/></text:span><text:span text:style-name="T3_66">nie</text:span><text:span text:style-name="T3_67"><text:s/></text:span><text:span text:style-name="T3_68">kręci</text:span><text:span text:style-name="T3_69"><text:s/></text:span><text:span text:style-name="T3_70">się</text:span><text:span text:style-name="T3_71"><text:s/></text:span><text:span text:style-name="T3_72">jedynie</text:span><text:span text:style-name="T3_73"><text:s/></text:span><text:span text:style-name="T3_74">wokół</text:span><text:span text:style-name="T3_75"><text:s/></text:span><text:span text:style-name="T3_76">szkolnych</text:span><text:span text:style-name="T3_77"><text:s/></text:span><text:span text:style-name="T3_78">zajęć</text:span><text:span text:style-name="T3_79"><text:s/>(</text:span><text:span text:style-name="T3_80">tych</text:span><text:span text:style-name="T3_81"><text:s/></text:span><text:span text:style-name="T3_82">jest</text:span><text:span text:style-name="T3_83"><text:s/></text:span><text:span text:style-name="T3_84">na</text:span><text:span text:style-name="T3_85"><text:s/></text:span><text:span text:style-name="T3_86">ekranie</text:span><text:span text:style-name="T3_87"><text:s/></text:span><text:span text:style-name="T3_88">stosunkowo</text:span><text:span text:style-name="T3_89"><text:s/></text:span><text:span text:style-name="T3_90">mało</text:span><text:span text:style-name="T3_91">),<text:s/></text:span><text:span text:style-name="T3_92">bowiem</text:span><text:span text:style-name="T3_93"><text:s/></text:span><text:span text:style-name="T3_94">już</text:span><text:span text:style-name="T3_95"><text:s/></text:span><text:span text:style-name="T3_96">w</text:span><text:span text:style-name="T3_97"><text:s/></text:span><text:span text:style-name="T3_98">pierwszym</text:span><text:span text:style-name="T3_99"><text:s/></text:span><text:span text:style-name="T3_100">odcinku</text:span><text:span text:style-name="T3_101"><text:s/></text:span><text:span text:style-name="T3_102">poznajemy</text:span><text:span text:style-name="T3_103"><text:s/></text:span><text:span text:style-name="T3_104">kilka</text:span><text:span text:style-name="T3_105"><text:s/></text:span><text:span text:style-name="T3_106">postaci</text:span><text:span text:style-name="T3_107"><text:s/></text:span><text:span text:style-name="T3_108">z</text:span><text:span text:style-name="T3_109"><text:s/></text:span><text:span text:style-name="T3_110">gatunku</text:span><text:span text:style-name="T3_111"><text:s/>“</text:span><text:span text:style-name="T3_112">tych</text:span><text:span text:style-name="T3_113"><text:s/></text:span><text:span text:style-name="T3_114">złych</text:span><text:span text:style-name="T3_115">”<text:s/></text:span><text:span text:style-name="T3_116">i</text:span><text:span text:style-name="T3_117"><text:s/></text:span><text:span text:style-name="T3_118">wstęp</text:span><text:span text:style-name="T3_119"><text:s/></text:span><text:span text:style-name="T3_120">do</text:span><text:span text:style-name="T3_121"><text:s/></text:span><text:span text:style-name="T3_122">intrygi</text:span><text:span text:style-name="T3_123">,<text:s/></text:span><text:span text:style-name="T3_124">która</text:span><text:span text:style-name="T3_125"><text:s/></text:span><text:span text:style-name="T3_126">rzecz</text:span><text:span text:style-name="T3_127"><text:s/></text:span><text:span text:style-name="T3_128">jasna</text:span><text:span text:style-name="T3_129"><text:s/></text:span><text:span text:style-name="T3_130">zaważy</text:span><text:span text:style-name="T3_131"><text:s/></text:span><text:span text:style-name="T3_132">na</text:span><text:span text:style-name="T3_133"><text:s/></text:span><text:span text:style-name="T3_134">losach</text:span><text:span text:style-name="T3_135"><text:s/></text:span><text:span text:style-name="T3_136">świata</text:span><text:span text:style-name="T3_137">.<text:s/></text:span><text:span text:style-name="T3_138">Dotychczas</text:span><text:span text:style-name="T3_139"><text:s/></text:span><text:span text:style-name="T3_140">ukazały</text:span><text:span text:style-name="T3_141"><text:s/></text:span><text:span text:style-name="T3_142">się</text:span><text:span text:style-name="T3_143"><text:s/></text:span><text:span text:style-name="T3_144">trzy</text:span><text:span text:style-name="T3_145"><text:s/></text:span><text:span text:style-name="T3_146">sezony</text:span><text:span text:style-name="T3_147">,<text:s/></text:span><text:span text:style-name="T3_148">czwarty</text:span><text:span text:style-name="T3_149"><text:s/></text:span><text:span text:style-name="T3_150">jest</text:span><text:span text:style-name="T3_151"><text:s/></text:span><text:span text:style-name="T3_152">w</text:span><text:span text:style-name="T3_153"><text:s/></text:span><text:span text:style-name="T3_154">produkcji</text:span><text:span text:style-name="T3_155">,<text:s/></text:span><text:span text:style-name="T3_156">a</text:span><text:span text:style-name="T3_157"><text:s/></text:span><text:span text:style-name="T3_158">docelowo</text:span><text:span text:style-name="T3_159"><text:s/></text:span><text:span text:style-name="T3_160">całość</text:span><text:span text:style-name="T3_161"><text:s/></text:span><text:span text:style-name="T3_162">ma</text:span><text:span text:style-name="T3_163"><text:s/></text:span><text:span text:style-name="T3_164">mieć</text:span><text:span text:style-name="T3_165"><text:s/></text:span><text:span text:style-name="T3_166">około</text:span><text:span text:style-name="T3_167"><text:s/></text:span><text:span text:style-name="T3_168">dziesięciu</text:span><text:span text:style-name="T3_169"><text:s/></text:span><text:span text:style-name="T3_170">sezonów</text:span><text:span text:style-name="T3_171">.<text:s/></text:span><text:span text:style-name="T3_172">Warto</text:span><text:span text:style-name="T3_173"><text:s/></text:span><text:span text:style-name="T3_174">podkreślić</text:span><text:span text:style-name="T3_175">,<text:s/></text:span><text:span text:style-name="T3_176">że</text:span><text:span text:style-name="T3_177"><text:s/></text:span><text:span text:style-name="T3_178">twórcy</text:span><text:span text:style-name="T3_179"><text:s/></text:span><text:span text:style-name="T3_180">zastosowali</text:span><text:span text:style-name="T3_181"><text:s/></text:span><text:span text:style-name="T3_182">ciekawy</text:span><text:span text:style-name="T3_183"><text:s/></text:span><text:span text:style-name="T3_184">sposób</text:span><text:span text:style-name="T3_185"><text:s/></text:span><text:span text:style-name="T3_186">na</text:span><text:span text:style-name="T3_187"><text:s/></text:span><text:span text:style-name="T3_188">poszerzenie</text:span><text:span text:style-name="T3_189"><text:s/></text:span><text:span text:style-name="T3_190">wiedzy</text:span><text:span text:style-name="T3_191"><text:s/></text:span><text:span text:style-name="T3_192">widza</text:span><text:span text:style-name="T3_193"><text:s/></text:span><text:span text:style-name="T3_194">o</text:span><text:span text:style-name="T3_195"><text:s/></text:span><text:span text:style-name="T3_196">samym</text:span><text:span text:style-name="T3_197"><text:s/></text:span><text:span text:style-name="T3_198">świecie</text:span><text:span text:style-name="T3_199"><text:s/>–<text:s/></text:span><text:span text:style-name="T3_200">mianowicie</text:span><text:span text:style-name="T3_201"><text:s/></text:span><text:span text:style-name="T3_202">pomiędzy</text:span><text:span text:style-name="T3_203"><text:s/></text:span><text:span text:style-name="T3_204">zwykłymi</text:span><text:span text:style-name="T3_205"><text:s/></text:span><text:span text:style-name="T3_206">odcinkami</text:span><text:span text:style-name="T3_207"><text:s/></text:span><text:span text:style-name="T3_208">pojawiają</text:span><text:span text:style-name="T3_209"><text:s/></text:span><text:span text:style-name="T3_210">się</text:span><text:span text:style-name="T3_211"><text:s/></text:span><text:span text:style-name="T3_212">kilkuminutowe</text:span><text:span text:style-name="T3_213"><text:s/></text:span><text:span text:style-name="T3_214">opowieści</text:span><text:span text:style-name="T3_215"><text:s/></text:span><text:span text:style-name="T3_216">zwane</text:span><text:span text:style-name="T3_217"><text:s/>“</text:span><text:span text:style-name="T3_218">World</text:span><text:span text:style-name="T3_219"><text:s/></text:span><text:span text:style-name="T3_220">of</text:span><text:span text:style-name="T3_221"><text:s/></text:span><text:span text:style-name="T3_222">Remnant</text:span><text:span text:style-name="T3_223">”,<text:s/></text:span><text:span text:style-name="T3_224">które</text:span><text:span text:style-name="T3_225"><text:s/></text:span><text:span text:style-name="T3_226">wyjaśniają</text:span><text:span text:style-name="T3_227"><text:s/></text:span><text:span text:style-name="T3_228">genezę</text:span><text:span text:style-name="T3_229"><text:s/></text:span><text:span text:style-name="T3_230">serialowej</text:span><text:span text:style-name="T3_231"><text:s/></text:span><text:span text:style-name="T3_232">krainy</text:span><text:span text:style-name="T3_233"><text:s/></text:span><text:span text:style-name="T3_234">i</text:span><text:span text:style-name="T3_235"><text:s/></text:span><text:span text:style-name="T3_236">pokazują</text:span><text:span text:style-name="T3_237"><text:s/></text:span><text:span text:style-name="T3_238">istotne</text:span><text:span text:style-name="T3_239"><text:s/></text:span><text:span text:style-name="T3_240">wydarzenia</text:span><text:span text:style-name="T3_241"><text:s/></text:span><text:span text:style-name="T3_242">z</text:span><text:span text:style-name="T3_243"><text:s/></text:span><text:span text:style-name="T3_244">jej</text:span><text:span text:style-name="T3_245"><text:s/></text:span><text:span text:style-name="T3_246">historii</text:span><text:span text:style-name="T3_247">.<text:s/></text:span><text:span text:style-name="T3_248">Może</text:span><text:span text:style-name="T3_249"><text:s/></text:span><text:span text:style-name="T3_250">i</text:span><text:span text:style-name="T3_251"><text:s/></text:span><text:span text:style-name="T3_252">jest</text:span><text:span text:style-name="T3_253"><text:s/></text:span><text:span text:style-name="T3_254">to</text:span><text:span text:style-name="T3_255"><text:s/></text:span><text:span text:style-name="T3_256">pójście</text:span><text:span text:style-name="T3_257"><text:s/></text:span><text:span text:style-name="T3_258">na</text:span><text:span text:style-name="T3_259"><text:s/></text:span><text:span text:style-name="T3_260">łatwiznę</text:span><text:span text:style-name="T3_261">,<text:s/></text:span><text:span text:style-name="T3_262">ale</text:span><text:span text:style-name="T3_263"><text:s/></text:span><text:span text:style-name="T3_264">przynajmniej</text:span><text:span text:style-name="T3_265"><text:s/></text:span><text:span text:style-name="T3_266">twórcy</text:span><text:span text:style-name="T3_267"><text:s/></text:span><text:span text:style-name="T3_268">nie</text:span><text:span text:style-name="T3_269"><text:s/></text:span><text:span text:style-name="T3_270">musieli</text:span><text:span text:style-name="T3_271"><text:s/></text:span><text:span text:style-name="T3_272">się</text:span><text:span text:style-name="T3_273"><text:s/></text:span><text:span text:style-name="T3_274">silić</text:span><text:span text:style-name="T3_275">,<text:s/></text:span><text:span text:style-name="T3_276">aby</text:span><text:span text:style-name="T3_277"><text:s/></text:span><text:span text:style-name="T3_278">jakoś</text:span><text:span text:style-name="T3_279"><text:s/></text:span><text:span text:style-name="T3_280">sensownie</text:span><text:span text:style-name="T3_281"><text:s/></text:span><text:span text:style-name="T3_282">przemycić</text:span><text:span text:style-name="T3_283"><text:s/></text:span><text:span text:style-name="T3_284">te</text:span><text:span text:style-name="T3_285"><text:s/></text:span><text:span text:style-name="T3_286">kwestie</text:span><text:span text:style-name="T3_287"><text:s/></text:span><text:span text:style-name="T3_288">w</text:span><text:span text:style-name="T3_289"><text:s/></text:span><text:span text:style-name="T3_290">samych</text:span><text:span text:style-name="T3_291"><text:s/></text:span><text:span text:style-name="T3_292">odcinkach</text:span><text:span text:style-name="T3_293">.<text:s/></text:span><text:span text:style-name="T3_294">Postacie</text:span><text:span text:style-name="T3_295"><text:s/></text:span><text:span text:style-name="T3_296">wiedzą</text:span><text:span text:style-name="T3_297">,<text:s/></text:span><text:span text:style-name="T3_298">czym</text:span><text:span text:style-name="T3_299"><text:s/></text:span><text:span text:style-name="T3_300">jest</text:span><text:span text:style-name="T3_301"><text:s/></text:span><text:span text:style-name="T3_302">np</text:span><text:span text:style-name="T3_303">.<text:s/></text:span><text:span text:style-name="T3_304">energia</text:span><text:span text:style-name="T3_305"><text:s/></text:span><text:span text:style-name="T3_306">zwana</text:span><text:span text:style-name="T3_307"><text:s/></text:span><text:span text:style-name="T3_308">Pyłem</text:span><text:span text:style-name="T3_309"><text:s/>(</text:span><text:span text:style-name="T3_310">org</text:span><text:span text:style-name="T3_311">.<text:s/>“</text:span><text:span text:style-name="T3_312">Dust</text:span><text:span text:style-name="T3_313">”)<text:s/></text:span><text:span text:style-name="T3_314">i</text:span><text:span text:style-name="T3_315"><text:s/></text:span><text:span text:style-name="T3_316">żaden</text:span><text:span text:style-name="T3_317"><text:s/></text:span><text:span text:style-name="T3_318">z</text:span><text:span text:style-name="T3_319"><text:s/></text:span><text:span text:style-name="T3_320">bohaterów</text:span><text:span text:style-name="T3_321"><text:s/></text:span><text:span text:style-name="T3_322">nie</text:span><text:span text:style-name="T3_323"><text:s/></text:span><text:span text:style-name="T3_324">zadaje</text:span><text:span text:style-name="T3_325"><text:s/></text:span><text:span text:style-name="T3_326">głupich</text:span><text:span text:style-name="T3_327"><text:s/></text:span><text:span text:style-name="T3_328">pytań</text:span><text:span text:style-name="T3_329">,<text:s/></text:span><text:span text:style-name="T3_330">co</text:span><text:span text:style-name="T3_331"><text:s/></text:span><text:span text:style-name="T3_332">dość</text:span><text:span text:style-name="T3_333"><text:s/></text:span><text:span text:style-name="T3_334">często</text:span><text:span text:style-name="T3_335"><text:s/></text:span><text:span text:style-name="T3_336">zdarza</text:span><text:span text:style-name="T3_337"><text:s/></text:span><text:span text:style-name="T3_338">się</text:span><text:span text:style-name="T3_339"><text:s/></text:span><text:span text:style-name="T3_340">w</text:span><text:span text:style-name="T3_341"><text:s/></text:span><text:span text:style-name="T3_342">takich</text:span><text:span text:style-name="T3_343"><text:s/></text:span><text:span text:style-name="T3_344">serialach</text:span><text:span text:style-name="T3_345">.</text:span></text:p>
      <text:p text:style-name="P4"/>
      <text:p text:style-name="P5"><text:span text:style-name="T5_1">Od</text:span><text:span text:style-name="T5_2"><text:s/></text:span><text:span text:style-name="T5_3">strony</text:span><text:span text:style-name="T5_4"><text:s/></text:span><text:span text:style-name="T5_5">technicznej</text:span><text:span text:style-name="T5_6"><text:s/></text:span><text:span text:style-name="T5_7">RWBY</text:span><text:span text:style-name="T5_8"><text:s/></text:span><text:span text:style-name="T5_9">jest</text:span><text:span text:style-name="T5_10"><text:s/></text:span><text:span text:style-name="T5_11">całkiem</text:span><text:span text:style-name="T5_12"><text:s/></text:span><text:span text:style-name="T5_13">ładne</text:span><text:span text:style-name="T5_14">,<text:s/></text:span><text:span text:style-name="T5_15">acz</text:span><text:span text:style-name="T5_16"><text:s/></text:span><text:span text:style-name="T5_17">momentami</text:span><text:span text:style-name="T5_18"><text:s/></text:span><text:span text:style-name="T5_19">mocno</text:span><text:span text:style-name="T5_20"><text:s/></text:span><text:span text:style-name="T5_21">widać</text:span><text:span text:style-name="T5_22"><text:s/></text:span><text:span text:style-name="T5_23">niedoróbki</text:span><text:span text:style-name="T5_24">.<text:s/></text:span><text:span text:style-name="T5_25">O</text:span><text:span text:style-name="T5_26"><text:s/></text:span><text:span text:style-name="T5_27">ile</text:span><text:span text:style-name="T5_28"><text:s/></text:span><text:span text:style-name="T5_29">walki</text:span><text:span text:style-name="T5_30"><text:s/></text:span><text:span text:style-name="T5_31">są</text:span><text:span text:style-name="T5_32"><text:s/></text:span><text:span text:style-name="T5_33">naprawdę</text:span><text:span text:style-name="T5_34"><text:s/></text:span><text:span text:style-name="T5_35">dopracowane</text:span><text:span text:style-name="T5_36">,<text:s/></text:span><text:span text:style-name="T5_37">tak</text:span><text:span text:style-name="T5_38"><text:s/></text:span><text:span text:style-name="T5_39">w</text:span><text:span text:style-name="T5_40"><text:s/></text:span><text:span text:style-name="T5_41">czasie</text:span><text:span text:style-name="T5_42"><text:s/></text:span><text:span text:style-name="T5_43">sceny</text:span><text:span text:style-name="T5_44"><text:s/></text:span><text:span text:style-name="T5_45">zwykłej</text:span><text:span text:style-name="T5_46"><text:s/></text:span><text:span text:style-name="T5_47">przechadzki</text:span><text:span text:style-name="T5_48"><text:s/></text:span><text:span text:style-name="T5_49">można</text:span><text:span text:style-name="T5_50"><text:s/></text:span><text:span text:style-name="T5_51">czasami</text:span><text:span text:style-name="T5_52"><text:s/></text:span><text:span text:style-name="T5_53">zauważyć</text:span><text:span text:style-name="T5_54"><text:s/>“</text:span><text:span text:style-name="T5_55">sztywność</text:span><text:span text:style-name="T5_56">”<text:s/></text:span><text:span text:style-name="T5_57">animacji</text:span><text:span text:style-name="T5_58"><text:s/></text:span><text:span text:style-name="T5_59">postaci</text:span><text:span text:style-name="T5_60"><text:s/></text:span><text:span text:style-name="T5_61">i</text:span><text:span text:style-name="T5_62"><text:s/></text:span><text:span text:style-name="T5_63">syndrom</text:span><text:span text:style-name="T5_64"><text:s/></text:span><text:span text:style-name="T5_65">robota</text:span><text:span text:style-name="T5_66">.<text:s/></text:span><text:span text:style-name="T5_67">Jednak</text:span><text:span text:style-name="T5_68"><text:s/></text:span><text:span text:style-name="T5_69">z</text:span><text:span text:style-name="T5_70"><text:s/></text:span><text:span text:style-name="T5_71">każdym</text:span><text:span text:style-name="T5_72"><text:s/></text:span><text:span text:style-name="T5_73">sezonem</text:span><text:span text:style-name="T5_74"><text:s/></text:span><text:span text:style-name="T5_75">jest</text:span><text:span text:style-name="T5_76"><text:s/></text:span><text:span text:style-name="T5_77">coraz</text:span><text:span text:style-name="T5_78"><text:s/></text:span><text:span text:style-name="T5_79">lepiej</text:span><text:span text:style-name="T5_80"><text:s/></text:span><text:span text:style-name="T5_81">na</text:span><text:span text:style-name="T5_82"><text:s/></text:span><text:span text:style-name="T5_83">tym</text:span><text:span text:style-name="T5_84"><text:s/></text:span><text:span text:style-name="T5_85">polu</text:span><text:span text:style-name="T5_86">.<text:s/></text:span><text:span text:style-name="T5_87">Widać</text:span><text:span text:style-name="T5_88"><text:s/></text:span><text:span text:style-name="T5_89">to</text:span><text:span text:style-name="T5_90"><text:s/></text:span><text:span text:style-name="T5_91">zwłaszcza</text:span><text:span text:style-name="T5_92"><text:s/></text:span><text:span text:style-name="T5_93">po</text:span><text:span text:style-name="T5_94"><text:s/></text:span><text:span text:style-name="T5_95">postaciach</text:span><text:span text:style-name="T5_96"><text:s/></text:span><text:span text:style-name="T5_97">tła</text:span><text:span text:style-name="T5_98">,<text:s/></text:span><text:span text:style-name="T5_99">które</text:span><text:span text:style-name="T5_100"><text:s/></text:span><text:span text:style-name="T5_101">w</text:span><text:span text:style-name="T5_102"><text:s/></text:span><text:span text:style-name="T5_103">pierwszych</text:span><text:span text:style-name="T5_104"><text:s/></text:span><text:span text:style-name="T5_105">odcinkach</text:span><text:span text:style-name="T5_106"><text:s/></text:span><text:span text:style-name="T5_107">były</text:span><text:span text:style-name="T5_108"><text:s/></text:span><text:span text:style-name="T5_109">po</text:span><text:span text:style-name="T5_110"><text:s/></text:span><text:span text:style-name="T5_111">prostu</text:span><text:span text:style-name="T5_112"><text:s/></text:span><text:span text:style-name="T5_113">cieniami</text:span><text:span text:style-name="T5_114">,<text:s/></text:span><text:span text:style-name="T5_115">a</text:span><text:span text:style-name="T5_116"><text:s/></text:span><text:span text:style-name="T5_117">teraz</text:span><text:span text:style-name="T5_118"><text:s/></text:span><text:span text:style-name="T5_119">twórcy</text:span><text:span text:style-name="T5_120"><text:s/></text:span><text:span text:style-name="T5_121">w</text:span><text:span text:style-name="T5_122"><text:s/></text:span><text:span text:style-name="T5_123">końcu</text:span><text:span text:style-name="T5_124"><text:s/></text:span><text:span text:style-name="T5_125">zaczęli</text:span><text:span text:style-name="T5_126"><text:s/></text:span><text:span text:style-name="T5_127">umieszczać</text:span><text:span text:style-name="T5_128"><text:s/></text:span><text:span text:style-name="T5_129">na</text:span><text:span text:style-name="T5_130"><text:s/></text:span><text:span text:style-name="T5_131">drugim</text:span><text:span text:style-name="T5_132"><text:s/></text:span><text:span text:style-name="T5_133">planie</text:span><text:span text:style-name="T5_134"><text:s/></text:span><text:span text:style-name="T5_135">jakieś</text:span><text:span text:style-name="T5_136"><text:s/></text:span><text:span text:style-name="T5_137">twarze</text:span><text:span text:style-name="T5_138">.<text:s/></text:span><text:span text:style-name="T5_139">A</text:span><text:span text:style-name="T5_140">’</text:span><text:span text:style-name="T5_141">propos</text:span><text:span text:style-name="T5_142"><text:s/></text:span><text:span text:style-name="T5_143">twarzy</text:span><text:span text:style-name="T5_144"><text:s/>–<text:s/></text:span><text:span text:style-name="T5_145">dzięki</text:span><text:span text:style-name="T5_146"><text:s/></text:span><text:span text:style-name="T5_147">Lunie</text:span><text:span text:style-name="T5_148">,<text:s/></text:span><text:span text:style-name="T5_149">że</text:span><text:span text:style-name="T5_150"><text:s/></text:span><text:span text:style-name="T5_151">praktycznie</text:span><text:span text:style-name="T5_152"><text:s/></text:span><text:span text:style-name="T5_153">nie</text:span><text:span text:style-name="T5_154"><text:s/></text:span><text:span text:style-name="T5_155">ma</text:span><text:span text:style-name="T5_156"><text:s/></text:span><text:span text:style-name="T5_157">tutaj</text:span><text:span text:style-name="T5_158"><text:s/></text:span><text:span text:style-name="T5_159">typowych</text:span><text:span text:style-name="T5_160"><text:s/></text:span><text:span text:style-name="T5_161">dla</text:span><text:span text:style-name="T5_162"><text:s/></text:span><text:span text:style-name="T5_163">anime</text:span><text:span text:style-name="T5_164"><text:s/></text:span><text:span text:style-name="T5_165">łezek</text:span><text:span text:style-name="T5_166">,<text:s/></text:span><text:span text:style-name="T5_167">krzyżyków</text:span><text:span text:style-name="T5_168">,<text:s/></text:span><text:span text:style-name="T5_169">wielkich</text:span><text:span text:style-name="T5_170"><text:s/></text:span><text:span text:style-name="T5_171">oczu</text:span><text:span text:style-name="T5_172"><text:s/></text:span><text:span text:style-name="T5_173">i</text:span><text:span text:style-name="T5_174"><text:s/></text:span><text:span text:style-name="T5_175">innych</text:span><text:span text:style-name="T5_176"><text:s/></text:span><text:span text:style-name="T5_177">takich</text:span><text:span text:style-name="T5_178">,<text:s/></text:span><text:span text:style-name="T5_179">które</text:span><text:span text:style-name="T5_180"><text:s/></text:span><text:span text:style-name="T5_181">mają</text:span><text:span text:style-name="T5_182"><text:s/></text:span><text:span text:style-name="T5_183">symbolizować</text:span><text:span text:style-name="T5_184"><text:s/></text:span><text:span text:style-name="T5_185">emocje</text:span><text:span text:style-name="T5_186">,<text:s/></text:span><text:span text:style-name="T5_187">a</text:span><text:span text:style-name="T5_188"><text:s/></text:span><text:span text:style-name="T5_189">jak</text:span><text:span text:style-name="T5_190"><text:s/></text:span><text:span text:style-name="T5_191">dla</text:span><text:span text:style-name="T5_192"><text:s/></text:span><text:span text:style-name="T5_193">mnie</text:span><text:span text:style-name="T5_194"><text:s/></text:span><text:span text:style-name="T5_195">zawsze</text:span><text:span text:style-name="T5_196"><text:s/></text:span><text:span text:style-name="T5_197">jedynie</text:span><text:span text:style-name="T5_198"><text:s/></text:span><text:span text:style-name="T5_199">wybijają</text:span><text:span text:style-name="T5_200"><text:s/></text:span><text:span text:style-name="T5_201">widza</text:span><text:span text:style-name="T5_202"><text:s/></text:span><text:span text:style-name="T5_203">z</text:span><text:span text:style-name="T5_204"><text:s/></text:span><text:span text:style-name="T5_205">immersji</text:span><text:span text:style-name="T5_206">.</text:span></text:p>
      <text:p text:style-name="P6"/>
      <text:p text:style-name="P7"><text:span text:style-name="T7_1">Serial</text:span><text:span text:style-name="T7_2"><text:s/></text:span><text:span text:style-name="T7_3">opowiada</text:span><text:span text:style-name="T7_4"><text:s/></text:span><text:span text:style-name="T7_5">o</text:span><text:span text:style-name="T7_6"><text:s/></text:span><text:span text:style-name="T7_7">wojownikach</text:span><text:span text:style-name="T7_8">,<text:s/></text:span><text:span text:style-name="T7_9">toteż</text:span><text:span text:style-name="T7_10"><text:s/></text:span><text:span text:style-name="T7_11">spora</text:span><text:span text:style-name="T7_12"><text:s/></text:span><text:span text:style-name="T7_13">część</text:span><text:span text:style-name="T7_14"><text:s/></text:span><text:span text:style-name="T7_15">odcinków</text:span><text:span text:style-name="T7_16"><text:s/></text:span><text:span text:style-name="T7_17">młócką</text:span><text:span text:style-name="T7_18"><text:s/></text:span><text:span text:style-name="T7_19">stoi</text:span><text:span text:style-name="T7_20">.<text:s/></text:span><text:span text:style-name="T7_21">I</text:span><text:span text:style-name="T7_22"><text:s/></text:span><text:span text:style-name="T7_23">to</text:span><text:span text:style-name="T7_24"><text:s/></text:span><text:span text:style-name="T7_25">jaką</text:span><text:span text:style-name="T7_26">!<text:s/></text:span><text:span text:style-name="T7_27">Bohaterowie</text:span><text:span text:style-name="T7_28"><text:s/></text:span><text:span text:style-name="T7_29">walczą</text:span><text:span text:style-name="T7_30"><text:s/></text:span><text:span text:style-name="T7_31">przy</text:span><text:span text:style-name="T7_32"><text:s/></text:span><text:span text:style-name="T7_33">pomocy</text:span><text:span text:style-name="T7_34"><text:s/></text:span><text:span text:style-name="T7_35">własnoręcznie</text:span><text:span text:style-name="T7_36"><text:s/></text:span><text:span text:style-name="T7_37">skonstruowanych</text:span><text:span text:style-name="T7_38"><text:s/></text:span><text:span text:style-name="T7_39">broni</text:span><text:span text:style-name="T7_40">,<text:s/></text:span><text:span text:style-name="T7_41">które</text:span><text:span text:style-name="T7_42"><text:s/></text:span><text:span text:style-name="T7_43">zwykle</text:span><text:span text:style-name="T7_44"><text:s/></text:span><text:span text:style-name="T7_45">mają</text:span><text:span text:style-name="T7_46"><text:s/></text:span><text:span text:style-name="T7_47">dwa</text:span><text:span text:style-name="T7_48"><text:s/></text:span><text:span text:style-name="T7_49">tryby</text:span><text:span text:style-name="T7_50"><text:s/>–<text:s/></text:span><text:span text:style-name="T7_51">strzelecki</text:span><text:span text:style-name="T7_52"><text:s/></text:span><text:span text:style-name="T7_53">i</text:span><text:span text:style-name="T7_54"><text:s/></text:span><text:span text:style-name="T7_55">do</text:span><text:span text:style-name="T7_56"><text:s/></text:span><text:span text:style-name="T7_57">walki</text:span><text:span text:style-name="T7_58"><text:s/></text:span><text:span text:style-name="T7_59">w</text:span><text:span text:style-name="T7_60"><text:s/></text:span><text:span text:style-name="T7_61">zwarciu</text:span><text:span text:style-name="T7_62">.<text:s/></text:span><text:span text:style-name="T7_63">Twórcy</text:span><text:span text:style-name="T7_64"><text:s/></text:span><text:span text:style-name="T7_65">wykonali</text:span><text:span text:style-name="T7_66"><text:s/></text:span><text:span text:style-name="T7_67">doskonałą</text:span><text:span text:style-name="T7_68"><text:s/></text:span><text:span text:style-name="T7_69">robotę</text:span><text:span text:style-name="T7_70">,<text:s/></text:span><text:span text:style-name="T7_71">jeśli</text:span><text:span text:style-name="T7_72"><text:s/></text:span><text:span text:style-name="T7_73">chodzi</text:span><text:span text:style-name="T7_74"><text:s/></text:span><text:span text:style-name="T7_75">o</text:span><text:span text:style-name="T7_76"><text:s/></text:span><text:span text:style-name="T7_77">wygląd</text:span><text:span text:style-name="T7_78"><text:s/></text:span><text:span text:style-name="T7_79">narzędzi</text:span><text:span text:style-name="T7_80"><text:s/></text:span><text:span text:style-name="T7_81">walki</text:span><text:span text:style-name="T7_82">,<text:s/></text:span><text:span text:style-name="T7_83">acz</text:span><text:span text:style-name="T7_84"><text:s/></text:span><text:span text:style-name="T7_85">w</text:span><text:span text:style-name="T7_86"><text:s/></text:span><text:span text:style-name="T7_87">kilku</text:span><text:span text:style-name="T7_88"><text:s/></text:span><text:span text:style-name="T7_89">miejscach</text:span><text:span text:style-name="T7_90"><text:s/></text:span><text:span text:style-name="T7_91">nieco</text:span><text:span text:style-name="T7_92"><text:s/></text:span><text:span text:style-name="T7_93">zbytnio</text:span><text:span text:style-name="T7_94"><text:s/></text:span><text:span text:style-name="T7_95">poszaleli</text:span><text:span text:style-name="T7_96"><text:s/>(</text:span><text:span text:style-name="T7_97">dostajemy</text:span><text:span text:style-name="T7_98"><text:s/></text:span><text:span text:style-name="T7_99">np</text:span><text:span text:style-name="T7_100">.<text:s/></text:span><text:span text:style-name="T7_101">gościa</text:span><text:span text:style-name="T7_102">,<text:s/></text:span><text:span text:style-name="T7_103">który</text:span><text:span text:style-name="T7_104"><text:s/></text:span><text:span text:style-name="T7_105">walczy</text:span><text:span text:style-name="T7_106">…<text:s/></text:span><text:span text:style-name="T7_107">trąbką</text:span><text:span text:style-name="T7_108">).<text:s/></text:span><text:span text:style-name="T7_109">Że</text:span><text:span text:style-name="T7_110"><text:s/></text:span><text:span text:style-name="T7_111">nie</text:span><text:span text:style-name="T7_112"><text:s/></text:span><text:span text:style-name="T7_113">wspomnę</text:span><text:span text:style-name="T7_114"><text:s/></text:span><text:span text:style-name="T7_115">o</text:span><text:span text:style-name="T7_116"><text:s/></text:span><text:span text:style-name="T7_117">jednej</text:span><text:span text:style-name="T7_118"><text:s/></text:span><text:span text:style-name="T7_119">z</text:span><text:span text:style-name="T7_120"><text:s/></text:span><text:span text:style-name="T7_121">głównych</text:span><text:span text:style-name="T7_122"><text:s/></text:span><text:span text:style-name="T7_123">bohaterek</text:span><text:span text:style-name="T7_124">,<text:s/></text:span><text:span text:style-name="T7_125">która</text:span><text:span text:style-name="T7_126"><text:s/></text:span><text:span text:style-name="T7_127">korzysta</text:span><text:span text:style-name="T7_128"><text:s/></text:span><text:span text:style-name="T7_129">z</text:span><text:span text:style-name="T7_130"><text:s text:c="2"/></text:span><text:span text:style-name="T7_131">połączenia</text:span><text:span text:style-name="T7_132"><text:s/></text:span><text:span text:style-name="T7_133">karabinu</text:span><text:span text:style-name="T7_134"><text:s/></text:span><text:span text:style-name="T7_135">snajperskiego</text:span><text:span text:style-name="T7_136"><text:s/></text:span><text:span text:style-name="T7_137">i</text:span><text:span text:style-name="T7_138"><text:s/></text:span><text:span text:style-name="T7_139">kosy</text:span><text:span text:style-name="T7_140">.<text:s/></text:span><text:span text:style-name="T7_141">Szybko</text:span><text:span text:style-name="T7_142"><text:s/></text:span><text:span text:style-name="T7_143">jednak</text:span><text:span text:style-name="T7_144"><text:s/></text:span><text:span text:style-name="T7_145">przyzwyczajamy</text:span><text:span text:style-name="T7_146"><text:s/></text:span><text:span text:style-name="T7_147">się</text:span><text:span text:style-name="T7_148"><text:s/></text:span><text:span text:style-name="T7_149">do</text:span><text:span text:style-name="T7_150"><text:s/></text:span><text:span text:style-name="T7_151">tego</text:span><text:span text:style-name="T7_152"><text:s/></text:span><text:span text:style-name="T7_153">typu</text:span><text:span text:style-name="T7_154"><text:s/></text:span><text:span text:style-name="T7_155">dziwów</text:span><text:span text:style-name="T7_156"><text:s/></text:span><text:span text:style-name="T7_157">i</text:span><text:span text:style-name="T7_158"><text:s/></text:span><text:span text:style-name="T7_159">możemy</text:span><text:span text:style-name="T7_160"><text:s/></text:span><text:span text:style-name="T7_161">cieszyć</text:span><text:span text:style-name="T7_162"><text:s/></text:span><text:span text:style-name="T7_163">oczy</text:span><text:span text:style-name="T7_164"><text:s/></text:span><text:span text:style-name="T7_165">kolejnymi</text:span><text:span text:style-name="T7_166"><text:s/></text:span><text:span text:style-name="T7_167">walkami</text:span><text:span text:style-name="T7_168">.<text:s/></text:span><text:span text:style-name="T7_169">Warto</text:span><text:span text:style-name="T7_170"><text:s/></text:span><text:span text:style-name="T7_171">też</text:span><text:span text:style-name="T7_172"><text:s/></text:span><text:span text:style-name="T7_173">dodać</text:span><text:span text:style-name="T7_174">,<text:s/></text:span><text:span text:style-name="T7_175">że</text:span><text:span text:style-name="T7_176"><text:s/></text:span><text:span text:style-name="T7_177">twórcy</text:span><text:span text:style-name="T7_178"><text:s/></text:span><text:span text:style-name="T7_179">stale</text:span><text:span text:style-name="T7_180"><text:s/></text:span><text:span text:style-name="T7_181">podnoszą</text:span><text:span text:style-name="T7_182"><text:s/></text:span><text:span text:style-name="T7_183">sobie</text:span><text:span text:style-name="T7_184"><text:s/></text:span><text:span text:style-name="T7_185">poprzeczkę</text:span><text:span text:style-name="T7_186"><text:s/></text:span><text:span text:style-name="T7_187">i</text:span><text:span text:style-name="T7_188"><text:s/></text:span><text:span text:style-name="T7_189">w</text:span><text:span text:style-name="T7_190"><text:s/></text:span><text:span text:style-name="T7_191">czasie</text:span><text:span text:style-name="T7_192"><text:s/></text:span><text:span text:style-name="T7_193">trzech</text:span><text:span text:style-name="T7_194"><text:s/></text:span><text:span text:style-name="T7_195">dotychczasowych</text:span><text:span text:style-name="T7_196"><text:s/></text:span><text:span text:style-name="T7_197">sezonów</text:span><text:span text:style-name="T7_198"><text:s/></text:span><text:span text:style-name="T7_199">każda</text:span><text:span text:style-name="T7_200"><text:s/></text:span><text:span text:style-name="T7_201">kolejna</text:span><text:span text:style-name="T7_202"><text:s/></text:span><text:span text:style-name="T7_203">większa</text:span><text:span text:style-name="T7_204"><text:s/>“</text:span><text:span text:style-name="T7_205">potyczka</text:span><text:span text:style-name="T7_206"><text:s/></text:span><text:span text:style-name="T7_207">z</text:span><text:span text:style-name="T7_208"><text:s/></text:span><text:span text:style-name="T7_209">bossem</text:span><text:span text:style-name="T7_210">“<text:s/></text:span><text:span text:style-name="T7_211">była</text:span><text:span text:style-name="T7_212"><text:s/></text:span><text:span text:style-name="T7_213">coraz</text:span><text:span text:style-name="T7_214"><text:s/></text:span><text:span text:style-name="T7_215">lepsza</text:span><text:span text:style-name="T7_216">.<text:s/></text:span><text:span text:style-name="T7_217">A</text:span><text:span text:style-name="T7_218"><text:s/></text:span><text:span text:style-name="T7_219">to</text:span><text:span text:style-name="T7_220">,<text:s/></text:span><text:span text:style-name="T7_221">co</text:span><text:span text:style-name="T7_222"><text:s/></text:span><text:span text:style-name="T7_223">zaserwowano</text:span><text:span text:style-name="T7_224"><text:s/></text:span><text:span text:style-name="T7_225">nam</text:span><text:span text:style-name="T7_226"><text:s/></text:span><text:span text:style-name="T7_227">w</text:span><text:span text:style-name="T7_228"><text:s/></text:span><text:span text:style-name="T7_229">ostatnim</text:span><text:span text:style-name="T7_230"><text:s/></text:span><text:span text:style-name="T7_231">odcinku</text:span><text:span text:style-name="T7_232"><text:s/></text:span><text:span text:style-name="T7_233">trzeciego</text:span><text:span text:style-name="T7_234"><text:s/></text:span><text:span text:style-name="T7_235">sezonu</text:span><text:span text:style-name="T7_236">,<text:s/></text:span><text:span text:style-name="T7_237">to</text:span><text:span text:style-name="T7_238"><text:s/></text:span><text:span text:style-name="T7_239">podręcznikowy</text:span><text:span text:style-name="T7_240"><text:s/></text:span><text:span text:style-name="T7_241">przykład</text:span><text:span text:style-name="T7_242"><text:s/></text:span><text:span text:style-name="T7_243">tego</text:span><text:span text:style-name="T7_244">,<text:s/></text:span><text:span text:style-name="T7_245">jak</text:span><text:span text:style-name="T7_246"><text:s/></text:span><text:span text:style-name="T7_247">powinno</text:span><text:span text:style-name="T7_248"><text:s/></text:span><text:span text:style-name="T7_249">się</text:span><text:span text:style-name="T7_250"><text:s/></text:span><text:span text:style-name="T7_251">łączyć</text:span><text:span text:style-name="T7_252"><text:s/></text:span><text:span text:style-name="T7_253">rozwój</text:span><text:span text:style-name="T7_254"><text:s/></text:span><text:span text:style-name="T7_255">bohaterów</text:span><text:span text:style-name="T7_256">,<text:s/></text:span><text:span text:style-name="T7_257">sceny</text:span><text:span text:style-name="T7_258"><text:s/></text:span><text:span text:style-name="T7_259">walki</text:span><text:span text:style-name="T7_260"><text:s/></text:span><text:span text:style-name="T7_261">i</text:span><text:span text:style-name="T7_262"><text:s/></text:span><text:span text:style-name="T7_263">podkład</text:span><text:span text:style-name="T7_264"><text:s/></text:span><text:span text:style-name="T7_265">muzyczny</text:span><text:span text:style-name="T7_266">.</text:span></text:p>
      <text:p text:style-name="P8"/>
      <text:p text:style-name="P9"><text:span text:style-name="T9_1">Ano</text:span><text:span text:style-name="T9_2"><text:s/></text:span><text:span text:style-name="T9_3">właśnie</text:span><text:span text:style-name="T9_4">,<text:s/></text:span><text:span text:style-name="T9_5">muzyka</text:span><text:span text:style-name="T9_6">.<text:s/></text:span><text:span text:style-name="T9_7">Choć</text:span><text:span text:style-name="T9_8"><text:s/></text:span><text:span text:style-name="T9_9">sama</text:span><text:span text:style-name="T9_10"><text:s/></text:span><text:span text:style-name="T9_11">kreska</text:span><text:span text:style-name="T9_12"><text:s/></text:span><text:span text:style-name="T9_13">nie</text:span><text:span text:style-name="T9_14"><text:s/></text:span><text:span text:style-name="T9_15">każdemu</text:span><text:span text:style-name="T9_16"><text:s/></text:span><text:span text:style-name="T9_17">musi</text:span><text:span text:style-name="T9_18"><text:s/></text:span><text:span text:style-name="T9_19">się</text:span><text:span text:style-name="T9_20"><text:s/></text:span><text:span text:style-name="T9_21">podobać</text:span><text:span text:style-name="T9_22">,<text:s/></text:span><text:span text:style-name="T9_23">to</text:span><text:span text:style-name="T9_24"><text:s/></text:span><text:span text:style-name="T9_25">rockowy</text:span><text:span text:style-name="T9_26"><text:s/></text:span><text:span text:style-name="T9_27">soundtrack</text:span><text:span text:style-name="T9_28"><text:s/></text:span><text:span text:style-name="T9_29">momentalnie</text:span><text:span text:style-name="T9_30"><text:s/></text:span><text:span text:style-name="T9_31">wpada</text:span><text:span text:style-name="T9_32"><text:s/></text:span><text:span text:style-name="T9_33">w</text:span><text:span text:style-name="T9_34"><text:s/></text:span><text:span text:style-name="T9_35">ucho</text:span><text:span text:style-name="T9_36"><text:s/></text:span><text:span text:style-name="T9_37">i</text:span><text:span text:style-name="T9_38"><text:s/></text:span><text:span text:style-name="T9_39">nie</text:span><text:span text:style-name="T9_40"><text:s/></text:span><text:span text:style-name="T9_41">chce</text:span><text:span text:style-name="T9_42"><text:s/></text:span><text:span text:style-name="T9_43">z</text:span><text:span text:style-name="T9_44"><text:s/></text:span><text:span text:style-name="T9_45">niego</text:span><text:span text:style-name="T9_46"><text:s/></text:span><text:span text:style-name="T9_47">wyjść</text:span><text:span text:style-name="T9_48">.<text:s/></text:span><text:span text:style-name="T9_49">Naprawdę</text:span><text:span text:style-name="T9_50"><text:s/></text:span><text:span text:style-name="T9_51">polecam</text:span><text:span text:style-name="T9_52"><text:s/></text:span><text:span text:style-name="T9_53">poszukać</text:span><text:span text:style-name="T9_54"><text:s/></text:span><text:span text:style-name="T9_55">go</text:span><text:span text:style-name="T9_56"><text:s/></text:span><text:span text:style-name="T9_57">na</text:span><text:span text:style-name="T9_58"><text:s/></text:span><text:span text:style-name="T9_59">YouTube</text:span><text:span text:style-name="T9_60">,<text:s/></text:span><text:span text:style-name="T9_61">zwłaszcza</text:span><text:span text:style-name="T9_62"><text:s/></text:span><text:span text:style-name="T9_63">jeśli</text:span><text:span text:style-name="T9_64"><text:s/></text:span><text:span text:style-name="T9_65">lubimy</text:span><text:span text:style-name="T9_66"><text:s/></text:span><text:span text:style-name="T9_67">połączenie</text:span><text:span text:style-name="T9_68"><text:s/></text:span><text:span text:style-name="T9_69">żeńskiego</text:span><text:span text:style-name="T9_70"><text:s/></text:span><text:span text:style-name="T9_71">wokalu</text:span><text:span text:style-name="T9_72"><text:s/></text:span><text:span text:style-name="T9_73">i</text:span><text:span text:style-name="T9_74"><text:s/></text:span><text:span text:style-name="T9_75">gitary</text:span><text:span text:style-name="T9_76"><text:s/></text:span><text:span text:style-name="T9_77">elektrycznej</text:span><text:span text:style-name="T9_78">.<text:s/></text:span><text:span text:style-name="T9_79">W</text:span><text:span text:style-name="T9_80"><text:s/></text:span><text:span text:style-name="T9_81">dodatku</text:span><text:span text:style-name="T9_82"><text:s/></text:span><text:span text:style-name="T9_83">jest</text:span><text:span text:style-name="T9_84"><text:s/></text:span><text:span text:style-name="T9_85">skomponowany</text:span><text:span text:style-name="T9_86"><text:s/></text:span><text:span text:style-name="T9_87">tak</text:span><text:span text:style-name="T9_88">,<text:s/></text:span><text:span text:style-name="T9_89">aby</text:span><text:span text:style-name="T9_90"><text:s/></text:span><text:span text:style-name="T9_91">idealnie</text:span><text:span text:style-name="T9_92"><text:s/></text:span><text:span text:style-name="T9_93">zgrywać</text:span><text:span text:style-name="T9_94"><text:s/></text:span><text:span text:style-name="T9_95">się</text:span><text:span text:style-name="T9_96"><text:s/></text:span><text:span text:style-name="T9_97">z</text:span><text:span text:style-name="T9_98"><text:s/></text:span><text:span text:style-name="T9_99">akcją</text:span><text:span text:style-name="T9_100"><text:s/></text:span><text:span text:style-name="T9_101">na</text:span><text:span text:style-name="T9_102"><text:s/></text:span><text:span text:style-name="T9_103">ekranie</text:span><text:span text:style-name="T9_104">,<text:s/></text:span><text:span text:style-name="T9_105">dzięki</text:span><text:span text:style-name="T9_106"><text:s/></text:span><text:span text:style-name="T9_107">czemu</text:span><text:span text:style-name="T9_108"><text:s/></text:span><text:span text:style-name="T9_109">w</text:span><text:span text:style-name="T9_110"><text:s/></text:span><text:span text:style-name="T9_111">czasie</text:span><text:span text:style-name="T9_112"><text:s/></text:span><text:span text:style-name="T9_113">głównych</text:span><text:span text:style-name="T9_114"><text:s/></text:span><text:span text:style-name="T9_115">bitew</text:span><text:span text:style-name="T9_116"><text:s/></text:span><text:span text:style-name="T9_117">kończyny</text:span><text:span text:style-name="T9_118"><text:s/></text:span><text:span text:style-name="T9_119">dosłownie</text:span><text:span text:style-name="T9_120"><text:s/></text:span><text:span text:style-name="T9_121">latają</text:span><text:span text:style-name="T9_122"><text:s/></text:span><text:span text:style-name="T9_123">w</text:span><text:span text:style-name="T9_124"><text:s/></text:span><text:span text:style-name="T9_125">rytm</text:span><text:span text:style-name="T9_126"><text:s/></text:span><text:span text:style-name="T9_127">muzyki</text:span><text:span text:style-name="T9_128">.<text:s/></text:span></text:p>
      <text:p text:style-name="P10"/>
      <text:p text:style-name="P11"><text:span text:style-name="T11_1">No</text:span><text:span text:style-name="T11_2">,<text:s/></text:span><text:span text:style-name="T11_3">może</text:span><text:span text:style-name="T11_4"><text:s/></text:span><text:span text:style-name="T11_5">nieco</text:span><text:span text:style-name="T11_6"><text:s/></text:span><text:span text:style-name="T11_7">przesadziłem</text:span><text:span text:style-name="T11_8"><text:s/></text:span><text:span text:style-name="T11_9">z</text:span><text:span text:style-name="T11_10"><text:s/></text:span><text:span text:style-name="T11_11">tymi</text:span><text:span text:style-name="T11_12"><text:s/></text:span><text:span text:style-name="T11_13">kończynami</text:span><text:span text:style-name="T11_14">,<text:s/></text:span><text:span text:style-name="T11_15">bo</text:span><text:span text:style-name="T11_16"><text:s/></text:span><text:span text:style-name="T11_17">serial</text:span><text:span text:style-name="T11_18"><text:s/></text:span><text:span text:style-name="T11_19">nie</text:span><text:span text:style-name="T11_20"><text:s/></text:span><text:span text:style-name="T11_21">jest</text:span><text:span text:style-name="T11_22"><text:s/></text:span><text:span text:style-name="T11_23">specjalnie</text:span><text:span text:style-name="T11_24"><text:s/></text:span><text:span text:style-name="T11_25">krwawy</text:span><text:span text:style-name="T11_26"><text:s/>(</text:span><text:span text:style-name="T11_27">potwory</text:span><text:span text:style-name="T11_28"><text:s/></text:span><text:span text:style-name="T11_29">się</text:span><text:span text:style-name="T11_30"><text:s/></text:span><text:span text:style-name="T11_31">nie</text:span><text:span text:style-name="T11_32"><text:s/></text:span><text:span text:style-name="T11_33">liczą</text:span><text:span text:style-name="T11_34">,<text:s/></text:span><text:span text:style-name="T11_35">bo</text:span><text:span text:style-name="T11_36"><text:s/></text:span><text:span text:style-name="T11_37">ich</text:span><text:span text:style-name="T11_38"><text:s/></text:span><text:span text:style-name="T11_39">krew</text:span><text:span text:style-name="T11_40"><text:s/></text:span><text:span text:style-name="T11_41">wygląda</text:span><text:span text:style-name="T11_42"><text:s/></text:span><text:span text:style-name="T11_43">tandetnie</text:span><text:span text:style-name="T11_44">).<text:s/></text:span><text:span text:style-name="T11_45">Acz</text:span><text:span text:style-name="T11_46"><text:s/></text:span><text:span text:style-name="T11_47">zdarzają</text:span><text:span text:style-name="T11_48"><text:s/></text:span><text:span text:style-name="T11_49">się</text:span><text:span text:style-name="T11_50"><text:s/></text:span><text:span text:style-name="T11_51">momenty</text:span><text:span text:style-name="T11_52">,<text:s/></text:span><text:span text:style-name="T11_53">po</text:span><text:span text:style-name="T11_54"><text:s/></text:span><text:span text:style-name="T11_55">których</text:span><text:span text:style-name="T11_56"><text:s/></text:span><text:span text:style-name="T11_57">z</text:span><text:span text:style-name="T11_58"><text:s/></text:span><text:span text:style-name="T11_59">naszych</text:span><text:span text:style-name="T11_60"><text:s/></text:span><text:span text:style-name="T11_61">ust</text:span><text:span text:style-name="T11_62"><text:s/></text:span><text:span text:style-name="T11_63">zabrzmi</text:span><text:span text:style-name="T11_64"><text:s/></text:span><text:span text:style-name="T11_65">solidne</text:span><text:span text:style-name="T11_66"><text:s/>“</text:span><text:span text:style-name="T11_67">WTF</text:span><text:span text:style-name="T11_68">?!”.<text:s/></text:span><text:span text:style-name="T11_69">Tu</text:span><text:span text:style-name="T11_70"><text:s/></text:span><text:span text:style-name="T11_71">właśnie</text:span><text:span text:style-name="T11_72"><text:s/></text:span><text:span text:style-name="T11_73">pojawia</text:span><text:span text:style-name="T11_74"><text:s/></text:span><text:span text:style-name="T11_75">się</text:span><text:span text:style-name="T11_76"><text:s/></text:span><text:span text:style-name="T11_77">podobieństwo</text:span><text:span text:style-name="T11_78"><text:s/></text:span><text:span text:style-name="T11_79">do</text:span><text:span text:style-name="T11_80"><text:s/></text:span><text:span text:style-name="T11_81">serii</text:span><text:span text:style-name="T11_82"><text:s/></text:span><text:span text:style-name="T11_83">o</text:span><text:span text:style-name="T11_84"><text:s/></text:span><text:span text:style-name="T11_85">Potterze</text:span><text:span text:style-name="T11_86"><text:s/>(</text:span><text:span text:style-name="T11_87">nie</text:span><text:span text:style-name="T11_88"><text:s/></text:span><text:span text:style-name="T11_89">licząc</text:span><text:span text:style-name="T11_90"><text:s/></text:span><text:span text:style-name="T11_91">oczywistego</text:span><text:span text:style-name="T11_92"><text:s/></text:span><text:span text:style-name="T11_93">motywu</text:span><text:span text:style-name="T11_94"><text:s/></text:span><text:span text:style-name="T11_95">magicznej</text:span><text:span text:style-name="T11_96"><text:s/></text:span><text:span text:style-name="T11_97">akademii</text:span><text:span text:style-name="T11_98">),<text:s/></text:span><text:span text:style-name="T11_99">która</text:span><text:span text:style-name="T11_100"><text:s/></text:span><text:span text:style-name="T11_101">także</text:span><text:span text:style-name="T11_102"><text:s/></text:span><text:span text:style-name="T11_103">z</text:span><text:span text:style-name="T11_104"><text:s/></text:span><text:span text:style-name="T11_105">każdą</text:span><text:span text:style-name="T11_106"><text:s/></text:span><text:span text:style-name="T11_107">kolejną</text:span><text:span text:style-name="T11_108"><text:s/></text:span><text:span text:style-name="T11_109">książką</text:span><text:span text:style-name="T11_110"><text:s/></text:span><text:span text:style-name="T11_111">stawała</text:span><text:span text:style-name="T11_112"><text:s/></text:span><text:span text:style-name="T11_113">się</text:span><text:span text:style-name="T11_114"><text:s/></text:span><text:span text:style-name="T11_115">coraz</text:span><text:span text:style-name="T11_116"><text:s/></text:span><text:span text:style-name="T11_117">bardziej</text:span><text:span text:style-name="T11_118"><text:s/>“</text:span><text:span text:style-name="T11_119">dorosła</text:span><text:span text:style-name="T11_120">”.</text:span></text:p>
      <text:p text:style-name="P12"/>
      <text:p text:style-name="P13"><text:span text:style-name="T13_1">Na</text:span><text:span text:style-name="T13_2"><text:s/></text:span><text:span text:style-name="T13_3">plus</text:span><text:span text:style-name="T13_4"><text:s/></text:span><text:span text:style-name="T13_5">trzeba</text:span><text:span text:style-name="T13_6"><text:s/></text:span><text:span text:style-name="T13_7">też</text:span><text:span text:style-name="T13_8"><text:s/></text:span><text:span text:style-name="T13_9">zaliczyć</text:span><text:span text:style-name="T13_10"><text:s/></text:span><text:span text:style-name="T13_11">nawiązania</text:span><text:span text:style-name="T13_12">,<text:s/></text:span><text:span text:style-name="T13_13">które</text:span><text:span text:style-name="T13_14"><text:s/></text:span><text:span text:style-name="T13_15">są</text:span><text:span text:style-name="T13_16"><text:s/></text:span><text:span text:style-name="T13_17">wplatane</text:span><text:span text:style-name="T13_18"><text:s/></text:span><text:span text:style-name="T13_19">w</text:span><text:span text:style-name="T13_20"><text:s/></text:span><text:span text:style-name="T13_21">serial</text:span><text:span text:style-name="T13_22">,<text:s/></text:span><text:span text:style-name="T13_23">jak</text:span><text:span text:style-name="T13_24"><text:s/></text:span><text:span text:style-name="T13_25">choćby</text:span><text:span text:style-name="T13_26"><text:s/></text:span><text:span text:style-name="T13_27">postać</text:span><text:span text:style-name="T13_28"><text:s/></text:span><text:span text:style-name="T13_29">wzorowana</text:span><text:span text:style-name="T13_30"><text:s/></text:span><text:span text:style-name="T13_31">na</text:span><text:span text:style-name="T13_32"><text:s/></text:span><text:span text:style-name="T13_33">Thorze</text:span><text:span text:style-name="T13_34"><text:s/>(</text:span><text:span text:style-name="T13_35">choć</text:span><text:span text:style-name="T13_36"><text:s/></text:span><text:span text:style-name="T13_37">bronies</text:span><text:span text:style-name="T13_38"><text:s/></text:span><text:span text:style-name="T13_39">z</text:span><text:span text:style-name="T13_40"><text:s/></text:span><text:span text:style-name="T13_41">pewnością</text:span><text:span text:style-name="T13_42"><text:s/></text:span><text:span text:style-name="T13_43">dostrzegą</text:span><text:span text:style-name="T13_44"><text:s/></text:span><text:span text:style-name="T13_45">też</text:span><text:span text:style-name="T13_46"><text:s/></text:span><text:span text:style-name="T13_47">w</text:span><text:span text:style-name="T13_48"><text:s/></text:span><text:span text:style-name="T13_49">niej</text:span><text:span text:style-name="T13_50"><text:s/></text:span><text:span text:style-name="T13_51">podobieństwo</text:span><text:span text:style-name="T13_52"><text:s/></text:span><text:span text:style-name="T13_53">do</text:span><text:span text:style-name="T13_54">…<text:s/></text:span><text:span text:style-name="T13_55">Pinkie</text:span><text:span text:style-name="T13_56"><text:s/></text:span><text:span text:style-name="T13_57">Pie</text:span><text:span text:style-name="T13_58">!)<text:s/></text:span><text:span text:style-name="T13_59">czy</text:span><text:span text:style-name="T13_60"><text:s/></text:span><text:span text:style-name="T13_61">nazwanie</text:span><text:span text:style-name="T13_62"><text:s/></text:span><text:span text:style-name="T13_63">ogromnego</text:span><text:span text:style-name="T13_64"><text:s/></text:span><text:span text:style-name="T13_65">kruka</text:span><text:span text:style-name="T13_66"><text:s/></text:span><text:span text:style-name="T13_67">Nevermore</text:span><text:span text:style-name="T13_68">.<text:s/></text:span><text:span text:style-name="T13_69">W</text:span><text:span text:style-name="T13_70"><text:s/></text:span><text:span text:style-name="T13_71">jednym</text:span><text:span text:style-name="T13_72"><text:s/></text:span><text:span text:style-name="T13_73">z</text:span><text:span text:style-name="T13_74"><text:s/></text:span><text:span text:style-name="T13_75">odcinków</text:span><text:span text:style-name="T13_76"><text:s/></text:span><text:span text:style-name="T13_77">twórcy</text:span><text:span text:style-name="T13_78"><text:s/></text:span><text:span text:style-name="T13_79">też</text:span><text:span text:style-name="T13_80"><text:s/></text:span><text:span text:style-name="T13_81">w</text:span><text:span text:style-name="T13_82"><text:s/></text:span><text:span text:style-name="T13_83">genialny</text:span><text:span text:style-name="T13_84"><text:s/></text:span><text:span text:style-name="T13_85">wprost</text:span><text:span text:style-name="T13_86"><text:s/></text:span><text:span text:style-name="T13_87">sposób</text:span><text:span text:style-name="T13_88"><text:s/></text:span><text:span text:style-name="T13_89">zażartowali</text:span><text:span text:style-name="T13_90"><text:s/></text:span><text:span text:style-name="T13_91">sobie</text:span><text:span text:style-name="T13_92"><text:s/></text:span><text:span text:style-name="T13_93">z</text:span><text:span text:style-name="T13_94"><text:s/></text:span><text:span text:style-name="T13_95">nazw</text:span><text:span text:style-name="T13_96"><text:s/></text:span><text:span text:style-name="T13_97">różnych</text:span><text:span text:style-name="T13_98"><text:s/></text:span><text:span text:style-name="T13_99">shipów</text:span><text:span text:style-name="T13_100">,<text:s/></text:span><text:span text:style-name="T13_101">jakie</text:span><text:span text:style-name="T13_102"><text:s/></text:span><text:span text:style-name="T13_103">wymyślili</text:span><text:span text:style-name="T13_104"><text:s/></text:span><text:span text:style-name="T13_105">fani</text:span><text:span text:style-name="T13_106">.</text:span></text:p>
      <text:p text:style-name="P14"/>
      <text:p text:style-name="P15"><text:span text:style-name="T15_1">O</text:span><text:span text:style-name="T15_2"><text:s/></text:span><text:span text:style-name="T15_3">samych</text:span><text:span text:style-name="T15_4"><text:s/></text:span><text:span text:style-name="T15_5">fanach</text:span><text:span text:style-name="T15_6"><text:s/></text:span><text:span text:style-name="T15_7">tejże</text:span><text:span text:style-name="T15_8"><text:s/></text:span><text:span text:style-name="T15_9">produkcji</text:span><text:span text:style-name="T15_10"><text:s/></text:span><text:span text:style-name="T15_11">warto</text:span><text:span text:style-name="T15_12"><text:s/></text:span><text:span text:style-name="T15_13">napisać</text:span><text:span text:style-name="T15_14"><text:s/></text:span><text:span text:style-name="T15_15">więcej</text:span><text:span text:style-name="T15_16">,<text:s/></text:span><text:span text:style-name="T15_17">bo</text:span><text:span text:style-name="T15_18"><text:s/></text:span><text:span text:style-name="T15_19">przypominają</text:span><text:span text:style-name="T15_20"><text:s/></text:span><text:span text:style-name="T15_21">nieco</text:span><text:span text:style-name="T15_22"><text:s/></text:span><text:span text:style-name="T15_23">nasz</text:span><text:span text:style-name="T15_24"><text:s/></text:span><text:span text:style-name="T15_25">własny</text:span><text:span text:style-name="T15_26"><text:s/></text:span><text:span text:style-name="T15_27">fandom</text:span><text:span text:style-name="T15_28">.<text:s/></text:span><text:span text:style-name="T15_29">Nie</text:span><text:span text:style-name="T15_30"><text:s/></text:span><text:span text:style-name="T15_31">czytałem</text:span><text:span text:style-name="T15_32"><text:s/></text:span><text:span text:style-name="T15_33">co</text:span><text:span text:style-name="T15_34"><text:s/></text:span><text:span text:style-name="T15_35">prawda</text:span><text:span text:style-name="T15_36"><text:s/></text:span><text:span text:style-name="T15_37">żadnego</text:span><text:span text:style-name="T15_38"><text:s/></text:span><text:span text:style-name="T15_39">fanfika</text:span><text:span text:style-name="T15_40"><text:s/></text:span><text:span text:style-name="T15_41">umieszczonego</text:span><text:span text:style-name="T15_42"><text:s/></text:span><text:span text:style-name="T15_43">w</text:span><text:span text:style-name="T15_44"><text:s/></text:span><text:span text:style-name="T15_45">tym</text:span><text:span text:style-name="T15_46"><text:s/></text:span><text:span text:style-name="T15_47">świecie</text:span><text:span text:style-name="T15_48">,<text:s/></text:span><text:span text:style-name="T15_49">ale</text:span><text:span text:style-name="T15_50"><text:s/></text:span><text:span text:style-name="T15_51">ilość</text:span><text:span text:style-name="T15_52"><text:s/></text:span><text:span text:style-name="T15_53">i</text:span><text:span text:style-name="T15_54"><text:s/></text:span><text:span text:style-name="T15_55">jakość</text:span><text:span text:style-name="T15_56"><text:s/></text:span><text:span text:style-name="T15_57">stworzonych</text:span><text:span text:style-name="T15_58"><text:s/></text:span><text:span text:style-name="T15_59">artów</text:span><text:span text:style-name="T15_60"><text:s/></text:span><text:span text:style-name="T15_61">szczerze</text:span><text:span text:style-name="T15_62"><text:s/></text:span><text:span text:style-name="T15_63">mnie</text:span><text:span text:style-name="T15_64"><text:s/></text:span><text:span text:style-name="T15_65">zdumiała</text:span><text:span text:style-name="T15_66">.<text:s/></text:span><text:span text:style-name="T15_67">Ponieważ</text:span><text:span text:style-name="T15_68"><text:s/></text:span><text:span text:style-name="T15_69">gros</text:span><text:span text:style-name="T15_70"><text:s/></text:span><text:span text:style-name="T15_71">głównych</text:span><text:span text:style-name="T15_72"><text:s/></text:span><text:span text:style-name="T15_73">postaci</text:span><text:span text:style-name="T15_74"><text:s/></text:span><text:span text:style-name="T15_75">to</text:span><text:span text:style-name="T15_76"><text:s/></text:span><text:span text:style-name="T15_77">kobiety</text:span><text:span text:style-name="T15_78">,<text:s/></text:span><text:span text:style-name="T15_79">nie</text:span><text:span text:style-name="T15_80"><text:s/></text:span><text:span text:style-name="T15_81">obyło</text:span><text:span text:style-name="T15_82"><text:s/></text:span><text:span text:style-name="T15_83">się</text:span><text:span text:style-name="T15_84"><text:s/></text:span><text:span text:style-name="T15_85">też</text:span><text:span text:style-name="T15_86"><text:s/></text:span><text:span text:style-name="T15_87">bez</text:span><text:span text:style-name="T15_88"><text:s/></text:span><text:span text:style-name="T15_89">sporej</text:span><text:span text:style-name="T15_90"><text:s/></text:span><text:span text:style-name="T15_91">dawki</text:span><text:span text:style-name="T15_92"><text:s/>“</text:span><text:span text:style-name="T15_93">statkowania</text:span><text:span text:style-name="T15_94">”,<text:s/></text:span><text:span text:style-name="T15_95">ale</text:span><text:span text:style-name="T15_96"><text:s/></text:span><text:span text:style-name="T15_97">dużo</text:span><text:span text:style-name="T15_98"><text:s/></text:span><text:span text:style-name="T15_99">ciężej</text:span><text:span text:style-name="T15_100"><text:s/></text:span><text:span text:style-name="T15_101">natrafić</text:span><text:span text:style-name="T15_102"><text:s/></text:span><text:span text:style-name="T15_103">na</text:span><text:span text:style-name="T15_104"><text:s/></text:span><text:span text:style-name="T15_105">coś</text:span><text:span text:style-name="T15_106"><text:s/></text:span><text:span text:style-name="T15_107">odrzucającego</text:span><text:span text:style-name="T15_108"><text:s/></text:span><text:span text:style-name="T15_109">niż</text:span><text:span text:style-name="T15_110"><text:s/></text:span><text:span text:style-name="T15_111">w</text:span><text:span text:style-name="T15_112"><text:s/></text:span><text:span text:style-name="T15_113">przypadku</text:span><text:span text:style-name="T15_114"><text:s/></text:span><text:span text:style-name="T15_115">Mane</text:span><text:span text:style-name="T15_116"><text:s/></text:span><text:span text:style-name="T15_117">Six</text:span><text:span text:style-name="T15_118">.<text:s/></text:span><text:span text:style-name="T15_119">Jakość</text:span><text:span text:style-name="T15_120"><text:s/></text:span><text:span text:style-name="T15_121">rysunków</text:span><text:span text:style-name="T15_122"><text:s/></text:span><text:span text:style-name="T15_123">stoi</text:span><text:span text:style-name="T15_124"><text:s/></text:span><text:span text:style-name="T15_125">na</text:span><text:span text:style-name="T15_126"><text:s/></text:span><text:span text:style-name="T15_127">wysokim</text:span><text:span text:style-name="T15_128"><text:s/></text:span><text:span text:style-name="T15_129">poziomie</text:span><text:span text:style-name="T15_130"><text:s/></text:span><text:span text:style-name="T15_131">i</text:span><text:span text:style-name="T15_132"><text:s/></text:span><text:span text:style-name="T15_133">jeśli</text:span><text:span text:style-name="T15_134"><text:s/></text:span><text:span text:style-name="T15_135">ktoś</text:span><text:span text:style-name="T15_136"><text:s/></text:span><text:span text:style-name="T15_137">lubi</text:span><text:span text:style-name="T15_138"><text:s/></text:span><text:span text:style-name="T15_139">sobie</text:span><text:span text:style-name="T15_140"><text:s/></text:span><text:span text:style-name="T15_141">przeglądać</text:span><text:span text:style-name="T15_142"><text:s/></text:span><text:span text:style-name="T15_143">ładne</text:span><text:span text:style-name="T15_144"><text:s/></text:span><text:span text:style-name="T15_145">kawałki</text:span><text:span text:style-name="T15_146"><text:s/></text:span><text:span text:style-name="T15_147">cyfrowego</text:span><text:span text:style-name="T15_148"><text:s/></text:span><text:span text:style-name="T15_149">malunku</text:span><text:span text:style-name="T15_150">,<text:s/></text:span><text:span text:style-name="T15_151">DeviantArt</text:span><text:span text:style-name="T15_152"><text:s/></text:span><text:span text:style-name="T15_153">RWBY</text:span><text:span text:style-name="T15_154"><text:s/></text:span><text:span text:style-name="T15_155">to</text:span><text:span text:style-name="T15_156"><text:s/></text:span><text:span text:style-name="T15_157">miejsce</text:span><text:span text:style-name="T15_158"><text:s/></text:span><text:span text:style-name="T15_159">dla</text:span><text:span text:style-name="T15_160"><text:s/></text:span><text:span text:style-name="T15_161">niego</text:span><text:span text:style-name="T15_162">.</text:span></text:p>
      <text:p text:style-name="P16"/>
      <text:p text:style-name="P17"><text:span text:style-name="T17_1">Podsumowując</text:span><text:span text:style-name="T17_2"><text:s/>–<text:s/></text:span><text:span text:style-name="T17_3">jeśli</text:span><text:span text:style-name="T17_4"><text:s/></text:span><text:span text:style-name="T17_5">lubicie</text:span><text:span text:style-name="T17_6"><text:s/></text:span><text:span text:style-name="T17_7">lekko</text:span><text:span text:style-name="T17_8"><text:s/></text:span><text:span text:style-name="T17_9">futurystyczne</text:span><text:span text:style-name="T17_10"><text:s/></text:span><text:span text:style-name="T17_11">światy</text:span><text:span text:style-name="T17_12">,<text:s/></text:span><text:span text:style-name="T17_13">szybką</text:span><text:span text:style-name="T17_14"><text:s/></text:span><text:span text:style-name="T17_15">akcję</text:span><text:span text:style-name="T17_16"><text:s/></text:span><text:span text:style-name="T17_17">i</text:span><text:span text:style-name="T17_18"><text:s/></text:span><text:span text:style-name="T17_19">dobrą</text:span><text:span text:style-name="T17_20"><text:s/></text:span><text:span text:style-name="T17_21">muzykę</text:span><text:span text:style-name="T17_22">,<text:s/></text:span><text:span text:style-name="T17_23">z</text:span><text:span text:style-name="T17_24"><text:s/></text:span><text:span text:style-name="T17_25">czystym</text:span><text:span text:style-name="T17_26"><text:s/></text:span><text:span text:style-name="T17_27">sercem</text:span><text:span text:style-name="T17_28"><text:s/></text:span><text:span text:style-name="T17_29">polecam</text:span><text:span text:style-name="T17_30"><text:s/>“</text:span><text:span text:style-name="T17_31">RWBY</text:span><text:span text:style-name="T17_32">”.<text:s/></text:span><text:span text:style-name="T17_33">I</text:span><text:span text:style-name="T17_34"><text:s/></text:span><text:span text:style-name="T17_35">proponuję</text:span><text:span text:style-name="T17_36"><text:s/></text:span><text:span text:style-name="T17_37">zacząć</text:span><text:span text:style-name="T17_38"><text:s/></text:span><text:span text:style-name="T17_39">od</text:span><text:span text:style-name="T17_40"><text:s/></text:span><text:span text:style-name="T17_41">czterech</text:span><text:span text:style-name="T17_42"><text:s/></text:span><text:span text:style-name="T17_43">zwiastunów</text:span><text:span text:style-name="T17_44"><text:s/>(</text:span><text:span text:style-name="T17_45">Red</text:span><text:span text:style-name="T17_46">,<text:s/></text:span><text:span text:style-name="T17_47">White</text:span><text:span text:style-name="T17_48">,<text:s/></text:span><text:span text:style-name="T17_49">Yellow</text:span><text:span text:style-name="T17_50"><text:s/></text:span><text:span text:style-name="T17_51">i</text:span><text:span text:style-name="T17_52"><text:s/></text:span><text:span text:style-name="T17_53">Black</text:span><text:span text:style-name="T17_54">),<text:s/></text:span><text:span text:style-name="T17_55">bo</text:span><text:span text:style-name="T17_56"><text:s/></text:span><text:span text:style-name="T17_57">doskonale</text:span><text:span text:style-name="T17_58"><text:s/></text:span><text:span text:style-name="T17_59">przedstawiają</text:span><text:span text:style-name="T17_60"><text:s/></text:span><text:span text:style-name="T17_61">główne</text:span><text:span text:style-name="T17_62"><text:s/></text:span><text:span text:style-name="T17_63">postaci</text:span><text:span text:style-name="T17_64"><text:s/></text:span><text:span text:style-name="T17_65">i</text:span><text:span text:style-name="T17_66"><text:s/></text:span><text:span text:style-name="T17_67">wprowadzają</text:span><text:span text:style-name="T17_68"><text:s/></text:span><text:span text:style-name="T17_69">w</text:span><text:span text:style-name="T17_70"><text:s/></text:span><text:span text:style-name="T17_71">świat</text:span><text:span text:style-name="T17_72"><text:s/></text:span><text:span text:style-name="T17_73">Remnant</text:span><text:span text:style-name="T17_74">.</text:span></text:p>
      <text:p text:style-name="P18"/>
      <text:p text:style-name="P19"><text:span text:style-name="T19_1">Do</text:span><text:span text:style-name="T19_2"><text:s/></text:span><text:span text:style-name="T19_3">nagłówka</text:span><text:span text:style-name="T19_4">:<text:s/></text:span><text:span text:style-name="T19_5"><text:a xlink:type="simple" xlink:href="http://vignette1.wikia.nocookie.net/rwby/images/0/0f/RWBYSil.png/revision/latest?cb=20130629234507"><text:span text:style-name="T19_6">http</text:span></text:a></text:span><text:span text:style-name="T19_7"><text:a xlink:type="simple" xlink:href="http://vignette1.wikia.nocookie.net/rwby/images/0/0f/RWBYSil.png/revision/latest?cb=20130629234507"><text:span text:style-name="T19_8">://</text:span></text:a></text:span><text:span text:style-name="T19_9"><text:a xlink:type="simple" xlink:href="http://vignette1.wikia.nocookie.net/rwby/images/0/0f/RWBYSil.png/revision/latest?cb=20130629234507"><text:span text:style-name="T19_10">vignette</text:span></text:a></text:span><text:span text:style-name="T19_11"><text:a xlink:type="simple" xlink:href="http://vignette1.wikia.nocookie.net/rwby/images/0/0f/RWBYSil.png/revision/latest?cb=20130629234507"><text:span text:style-name="T19_12">1.</text:span></text:a></text:span><text:span text:style-name="T19_13"><text:a xlink:type="simple" xlink:href="http://vignette1.wikia.nocookie.net/rwby/images/0/0f/RWBYSil.png/revision/latest?cb=20130629234507"><text:span text:style-name="T19_14">wikia</text:span></text:a></text:span><text:span text:style-name="T19_15"><text:a xlink:type="simple" xlink:href="http://vignette1.wikia.nocookie.net/rwby/images/0/0f/RWBYSil.png/revision/latest?cb=20130629234507"><text:span text:style-name="T19_16">.</text:span></text:a></text:span><text:span text:style-name="T19_17"><text:a xlink:type="simple" xlink:href="http://vignette1.wikia.nocookie.net/rwby/images/0/0f/RWBYSil.png/revision/latest?cb=20130629234507"><text:span text:style-name="T19_18">nocookie</text:span></text:a></text:span><text:span text:style-name="T19_19"><text:a xlink:type="simple" xlink:href="http://vignette1.wikia.nocookie.net/rwby/images/0/0f/RWBYSil.png/revision/latest?cb=20130629234507"><text:span text:style-name="T19_20">.</text:span></text:a></text:span><text:span text:style-name="T19_21"><text:a xlink:type="simple" xlink:href="http://vignette1.wikia.nocookie.net/rwby/images/0/0f/RWBYSil.png/revision/latest?cb=20130629234507"><text:span text:style-name="T19_22">net</text:span></text:a></text:span><text:span text:style-name="T19_23"><text:a xlink:type="simple" xlink:href="http://vignette1.wikia.nocookie.net/rwby/images/0/0f/RWBYSil.png/revision/latest?cb=20130629234507"><text:span text:style-name="T19_24">/</text:span></text:a></text:span><text:span text:style-name="T19_25"><text:a xlink:type="simple" xlink:href="http://vignette1.wikia.nocookie.net/rwby/images/0/0f/RWBYSil.png/revision/latest?cb=20130629234507"><text:span text:style-name="T19_26">rwby</text:span></text:a></text:span><text:span text:style-name="T19_27"><text:a xlink:type="simple" xlink:href="http://vignette1.wikia.nocookie.net/rwby/images/0/0f/RWBYSil.png/revision/latest?cb=20130629234507"><text:span text:style-name="T19_28">/</text:span></text:a></text:span><text:span text:style-name="T19_29"><text:a xlink:type="simple" xlink:href="http://vignette1.wikia.nocookie.net/rwby/images/0/0f/RWBYSil.png/revision/latest?cb=20130629234507"><text:span text:style-name="T19_30">images</text:span></text:a></text:span><text:span text:style-name="T19_31"><text:a xlink:type="simple" xlink:href="http://vignette1.wikia.nocookie.net/rwby/images/0/0f/RWBYSil.png/revision/latest?cb=20130629234507"><text:span text:style-name="T19_32">/0/0</text:span></text:a></text:span><text:span text:style-name="T19_33"><text:a xlink:type="simple" xlink:href="http://vignette1.wikia.nocookie.net/rwby/images/0/0f/RWBYSil.png/revision/latest?cb=20130629234507"><text:span text:style-name="T19_34">f</text:span></text:a></text:span><text:span text:style-name="T19_35"><text:a xlink:type="simple" xlink:href="http://vignette1.wikia.nocookie.net/rwby/images/0/0f/RWBYSil.png/revision/latest?cb=20130629234507"><text:span text:style-name="T19_36">/</text:span></text:a></text:span><text:span text:style-name="T19_37"><text:a xlink:type="simple" xlink:href="http://vignette1.wikia.nocookie.net/rwby/images/0/0f/RWBYSil.png/revision/latest?cb=20130629234507"><text:span text:style-name="T19_38">RWBYSil</text:span></text:a></text:span><text:span text:style-name="T19_39"><text:a xlink:type="simple" xlink:href="http://vignette1.wikia.nocookie.net/rwby/images/0/0f/RWBYSil.png/revision/latest?cb=20130629234507"><text:span text:style-name="T19_40">.</text:span></text:a></text:span><text:span text:style-name="T19_41"><text:a xlink:type="simple" xlink:href="http://vignette1.wikia.nocookie.net/rwby/images/0/0f/RWBYSil.png/revision/latest?cb=20130629234507"><text:span text:style-name="T19_42">png</text:span></text:a></text:span><text:span text:style-name="T19_43"><text:a xlink:type="simple" xlink:href="http://vignette1.wikia.nocookie.net/rwby/images/0/0f/RWBYSil.png/revision/latest?cb=20130629234507"><text:span text:style-name="T19_44">/</text:span></text:a></text:span><text:span text:style-name="T19_45"><text:a xlink:type="simple" xlink:href="http://vignette1.wikia.nocookie.net/rwby/images/0/0f/RWBYSil.png/revision/latest?cb=20130629234507"><text:span text:style-name="T19_46">revision</text:span></text:a></text:span><text:span text:style-name="T19_47"><text:a xlink:type="simple" xlink:href="http://vignette1.wikia.nocookie.net/rwby/images/0/0f/RWBYSil.png/revision/latest?cb=20130629234507"><text:span text:style-name="T19_48">/</text:span></text:a></text:span><text:span text:style-name="T19_49"><text:a xlink:type="simple" xlink:href="http://vignette1.wikia.nocookie.net/rwby/images/0/0f/RWBYSil.png/revision/latest?cb=20130629234507"><text:span text:style-name="T19_50">latest</text:span></text:a></text:span><text:span text:style-name="T19_51"><text:a xlink:type="simple" xlink:href="http://vignette1.wikia.nocookie.net/rwby/images/0/0f/RWBYSil.png/revision/latest?cb=20130629234507"><text:span text:style-name="T19_52">?</text:span></text:a></text:span><text:span text:style-name="T19_53"><text:a xlink:type="simple" xlink:href="http://vignette1.wikia.nocookie.net/rwby/images/0/0f/RWBYSil.png/revision/latest?cb=20130629234507"><text:span text:style-name="T19_54">cb</text:span></text:a></text:span><text:span text:style-name="T19_55"><text:a xlink:type="simple" xlink:href="http://vignette1.wikia.nocookie.net/rwby/images/0/0f/RWBYSil.png/revision/latest?cb=20130629234507"><text:span text:style-name="T19_56">=20130629234507</text:span></text:a></text:span></text:p>
      <text:p text:style-name="P20"/>
      <text:p text:style-name="P21"><text:span text:style-name="T21_1">Obrazky</text:span><text:span text:style-name="T21_2"><text:s/></text:span><text:span text:style-name="T21_3">do</text:span><text:span text:style-name="T21_4"><text:s/></text:span><text:span text:style-name="T21_5">wyboru</text:span><text:span text:style-name="T21_6">:</text:span></text:p>
      <text:p text:style-name="P22"><text:span text:style-name="T22_1"><text:a xlink:type="simple" xlink:href="https://40.media.tumblr.com/3b6e4cc77145c71cf2ad6a3f064f4941/tumblr_o1rxh4bcPW1tixpvno1_1280.jpg"><text:span text:style-name="T22_2">https</text:span></text:a></text:span><text:span text:style-name="T22_3"><text:a xlink:type="simple" xlink:href="https://40.media.tumblr.com/3b6e4cc77145c71cf2ad6a3f064f4941/tumblr_o1rxh4bcPW1tixpvno1_1280.jpg"><text:span text:style-name="T22_4">://40.</text:span></text:a></text:span><text:span text:style-name="T22_5"><text:a xlink:type="simple" xlink:href="https://40.media.tumblr.com/3b6e4cc77145c71cf2ad6a3f064f4941/tumblr_o1rxh4bcPW1tixpvno1_1280.jpg"><text:span text:style-name="T22_6">media</text:span></text:a></text:span><text:span text:style-name="T22_7"><text:a xlink:type="simple" xlink:href="https://40.media.tumblr.com/3b6e4cc77145c71cf2ad6a3f064f4941/tumblr_o1rxh4bcPW1tixpvno1_1280.jpg"><text:span text:style-name="T22_8">.</text:span></text:a></text:span><text:span text:style-name="T22_9"><text:a xlink:type="simple" xlink:href="https://40.media.tumblr.com/3b6e4cc77145c71cf2ad6a3f064f4941/tumblr_o1rxh4bcPW1tixpvno1_1280.jpg"><text:span text:style-name="T22_10">tumblr</text:span></text:a></text:span><text:span text:style-name="T22_11"><text:a xlink:type="simple" xlink:href="https://40.media.tumblr.com/3b6e4cc77145c71cf2ad6a3f064f4941/tumblr_o1rxh4bcPW1tixpvno1_1280.jpg"><text:span text:style-name="T22_12">.</text:span></text:a></text:span><text:span text:style-name="T22_13"><text:a xlink:type="simple" xlink:href="https://40.media.tumblr.com/3b6e4cc77145c71cf2ad6a3f064f4941/tumblr_o1rxh4bcPW1tixpvno1_1280.jpg"><text:span text:style-name="T22_14">com</text:span></text:a></text:span><text:span text:style-name="T22_15"><text:a xlink:type="simple" xlink:href="https://40.media.tumblr.com/3b6e4cc77145c71cf2ad6a3f064f4941/tumblr_o1rxh4bcPW1tixpvno1_1280.jpg"><text:span text:style-name="T22_16">/3</text:span></text:a></text:span><text:span text:style-name="T22_17"><text:a xlink:type="simple" xlink:href="https://40.media.tumblr.com/3b6e4cc77145c71cf2ad6a3f064f4941/tumblr_o1rxh4bcPW1tixpvno1_1280.jpg"><text:span text:style-name="T22_18">b</text:span></text:a></text:span><text:span text:style-name="T22_19"><text:a xlink:type="simple" xlink:href="https://40.media.tumblr.com/3b6e4cc77145c71cf2ad6a3f064f4941/tumblr_o1rxh4bcPW1tixpvno1_1280.jpg"><text:span text:style-name="T22_20">6</text:span></text:a></text:span><text:span text:style-name="T22_21"><text:a xlink:type="simple" xlink:href="https://40.media.tumblr.com/3b6e4cc77145c71cf2ad6a3f064f4941/tumblr_o1rxh4bcPW1tixpvno1_1280.jpg"><text:span text:style-name="T22_22">e</text:span></text:a></text:span><text:span text:style-name="T22_23"><text:a xlink:type="simple" xlink:href="https://40.media.tumblr.com/3b6e4cc77145c71cf2ad6a3f064f4941/tumblr_o1rxh4bcPW1tixpvno1_1280.jpg"><text:span text:style-name="T22_24">4</text:span></text:a></text:span><text:span text:style-name="T22_25"><text:a xlink:type="simple" xlink:href="https://40.media.tumblr.com/3b6e4cc77145c71cf2ad6a3f064f4941/tumblr_o1rxh4bcPW1tixpvno1_1280.jpg"><text:span text:style-name="T22_26">cc</text:span></text:a></text:span><text:span text:style-name="T22_27"><text:a xlink:type="simple" xlink:href="https://40.media.tumblr.com/3b6e4cc77145c71cf2ad6a3f064f4941/tumblr_o1rxh4bcPW1tixpvno1_1280.jpg"><text:span text:style-name="T22_28">77145</text:span></text:a></text:span><text:span text:style-name="T22_29"><text:a xlink:type="simple" xlink:href="https://40.media.tumblr.com/3b6e4cc77145c71cf2ad6a3f064f4941/tumblr_o1rxh4bcPW1tixpvno1_1280.jpg"><text:span text:style-name="T22_30">c</text:span></text:a></text:span><text:span text:style-name="T22_31"><text:a xlink:type="simple" xlink:href="https://40.media.tumblr.com/3b6e4cc77145c71cf2ad6a3f064f4941/tumblr_o1rxh4bcPW1tixpvno1_1280.jpg"><text:span text:style-name="T22_32">71</text:span></text:a></text:span><text:span text:style-name="T22_33"><text:a xlink:type="simple" xlink:href="https://40.media.tumblr.com/3b6e4cc77145c71cf2ad6a3f064f4941/tumblr_o1rxh4bcPW1tixpvno1_1280.jpg"><text:span text:style-name="T22_34">cf</text:span></text:a></text:span><text:span text:style-name="T22_35"><text:a xlink:type="simple" xlink:href="https://40.media.tumblr.com/3b6e4cc77145c71cf2ad6a3f064f4941/tumblr_o1rxh4bcPW1tixpvno1_1280.jpg"><text:span text:style-name="T22_36">2</text:span></text:a></text:span><text:span text:style-name="T22_37"><text:a xlink:type="simple" xlink:href="https://40.media.tumblr.com/3b6e4cc77145c71cf2ad6a3f064f4941/tumblr_o1rxh4bcPW1tixpvno1_1280.jpg"><text:span text:style-name="T22_38">ad</text:span></text:a></text:span><text:span text:style-name="T22_39"><text:a xlink:type="simple" xlink:href="https://40.media.tumblr.com/3b6e4cc77145c71cf2ad6a3f064f4941/tumblr_o1rxh4bcPW1tixpvno1_1280.jpg"><text:span text:style-name="T22_40">6</text:span></text:a></text:span><text:span text:style-name="T22_41"><text:a xlink:type="simple" xlink:href="https://40.media.tumblr.com/3b6e4cc77145c71cf2ad6a3f064f4941/tumblr_o1rxh4bcPW1tixpvno1_1280.jpg"><text:span text:style-name="T22_42">a</text:span></text:a></text:span><text:span text:style-name="T22_43"><text:a xlink:type="simple" xlink:href="https://40.media.tumblr.com/3b6e4cc77145c71cf2ad6a3f064f4941/tumblr_o1rxh4bcPW1tixpvno1_1280.jpg"><text:span text:style-name="T22_44">3</text:span></text:a></text:span><text:span text:style-name="T22_45"><text:a xlink:type="simple" xlink:href="https://40.media.tumblr.com/3b6e4cc77145c71cf2ad6a3f064f4941/tumblr_o1rxh4bcPW1tixpvno1_1280.jpg"><text:span text:style-name="T22_46">f</text:span></text:a></text:span><text:span text:style-name="T22_47"><text:a xlink:type="simple" xlink:href="https://40.media.tumblr.com/3b6e4cc77145c71cf2ad6a3f064f4941/tumblr_o1rxh4bcPW1tixpvno1_1280.jpg"><text:span text:style-name="T22_48">064</text:span></text:a></text:span><text:span text:style-name="T22_49"><text:a xlink:type="simple" xlink:href="https://40.media.tumblr.com/3b6e4cc77145c71cf2ad6a3f064f4941/tumblr_o1rxh4bcPW1tixpvno1_1280.jpg"><text:span text:style-name="T22_50">f</text:span></text:a></text:span><text:span text:style-name="T22_51"><text:a xlink:type="simple" xlink:href="https://40.media.tumblr.com/3b6e4cc77145c71cf2ad6a3f064f4941/tumblr_o1rxh4bcPW1tixpvno1_1280.jpg"><text:span text:style-name="T22_52">4941/</text:span></text:a></text:span><text:span text:style-name="T22_53"><text:a xlink:type="simple" xlink:href="https://40.media.tumblr.com/3b6e4cc77145c71cf2ad6a3f064f4941/tumblr_o1rxh4bcPW1tixpvno1_1280.jpg"><text:span text:style-name="T22_54">tumblr</text:span></text:a></text:span><text:span text:style-name="T22_55"><text:a xlink:type="simple" xlink:href="https://40.media.tumblr.com/3b6e4cc77145c71cf2ad6a3f064f4941/tumblr_o1rxh4bcPW1tixpvno1_1280.jpg"><text:span text:style-name="T22_56">_</text:span></text:a></text:span><text:span text:style-name="T22_57"><text:a xlink:type="simple" xlink:href="https://40.media.tumblr.com/3b6e4cc77145c71cf2ad6a3f064f4941/tumblr_o1rxh4bcPW1tixpvno1_1280.jpg"><text:span text:style-name="T22_58">o</text:span></text:a></text:span><text:span text:style-name="T22_59"><text:a xlink:type="simple" xlink:href="https://40.media.tumblr.com/3b6e4cc77145c71cf2ad6a3f064f4941/tumblr_o1rxh4bcPW1tixpvno1_1280.jpg"><text:span text:style-name="T22_60">1</text:span></text:a></text:span><text:span text:style-name="T22_61"><text:a xlink:type="simple" xlink:href="https://40.media.tumblr.com/3b6e4cc77145c71cf2ad6a3f064f4941/tumblr_o1rxh4bcPW1tixpvno1_1280.jpg"><text:span text:style-name="T22_62">rxh</text:span></text:a></text:span><text:span text:style-name="T22_63"><text:a xlink:type="simple" xlink:href="https://40.media.tumblr.com/3b6e4cc77145c71cf2ad6a3f064f4941/tumblr_o1rxh4bcPW1tixpvno1_1280.jpg"><text:span text:style-name="T22_64">4</text:span></text:a></text:span><text:span text:style-name="T22_65"><text:a xlink:type="simple" xlink:href="https://40.media.tumblr.com/3b6e4cc77145c71cf2ad6a3f064f4941/tumblr_o1rxh4bcPW1tixpvno1_1280.jpg"><text:span text:style-name="T22_66">bcPW</text:span></text:a></text:span><text:span text:style-name="T22_67"><text:a xlink:type="simple" xlink:href="https://40.media.tumblr.com/3b6e4cc77145c71cf2ad6a3f064f4941/tumblr_o1rxh4bcPW1tixpvno1_1280.jpg"><text:span text:style-name="T22_68">1</text:span></text:a></text:span><text:span text:style-name="T22_69"><text:a xlink:type="simple" xlink:href="https://40.media.tumblr.com/3b6e4cc77145c71cf2ad6a3f064f4941/tumblr_o1rxh4bcPW1tixpvno1_1280.jpg"><text:span text:style-name="T22_70">tixpvno</text:span></text:a></text:span><text:span text:style-name="T22_71"><text:a xlink:type="simple" xlink:href="https://40.media.tumblr.com/3b6e4cc77145c71cf2ad6a3f064f4941/tumblr_o1rxh4bcPW1tixpvno1_1280.jpg"><text:span text:style-name="T22_72">1_1280.</text:span></text:a></text:span><text:span text:style-name="T22_73"><text:a xlink:type="simple" xlink:href="https://40.media.tumblr.com/3b6e4cc77145c71cf2ad6a3f064f4941/tumblr_o1rxh4bcPW1tixpvno1_1280.jpg"><text:span text:style-name="T22_74">jpg</text:span></text:a></text:span></text:p>
      <text:p text:style-name="P23"><text:span text:style-name="T23_1"><text:a xlink:type="simple" xlink:href="https://i.ytimg.com/vi/w5qVRnG3FxA/maxresdefault.jpg"><text:span text:style-name="T23_2">https</text:span></text:a></text:span><text:span text:style-name="T23_3"><text:a xlink:type="simple" xlink:href="https://i.ytimg.com/vi/w5qVRnG3FxA/maxresdefault.jpg"><text:span text:style-name="T23_4">://</text:span></text:a></text:span><text:span text:style-name="T23_5"><text:a xlink:type="simple" xlink:href="https://i.ytimg.com/vi/w5qVRnG3FxA/maxresdefault.jpg"><text:span text:style-name="T23_6">i</text:span></text:a></text:span><text:span text:style-name="T23_7"><text:a xlink:type="simple" xlink:href="https://i.ytimg.com/vi/w5qVRnG3FxA/maxresdefault.jpg"><text:span text:style-name="T23_8">.</text:span></text:a></text:span><text:span text:style-name="T23_9"><text:a xlink:type="simple" xlink:href="https://i.ytimg.com/vi/w5qVRnG3FxA/maxresdefault.jpg"><text:span text:style-name="T23_10">ytimg</text:span></text:a></text:span><text:span text:style-name="T23_11"><text:a xlink:type="simple" xlink:href="https://i.ytimg.com/vi/w5qVRnG3FxA/maxresdefault.jpg"><text:span text:style-name="T23_12">.</text:span></text:a></text:span><text:span text:style-name="T23_13"><text:a xlink:type="simple" xlink:href="https://i.ytimg.com/vi/w5qVRnG3FxA/maxresdefault.jpg"><text:span text:style-name="T23_14">com</text:span></text:a></text:span><text:span text:style-name="T23_15"><text:a xlink:type="simple" xlink:href="https://i.ytimg.com/vi/w5qVRnG3FxA/maxresdefault.jpg"><text:span text:style-name="T23_16">/</text:span></text:a></text:span><text:span text:style-name="T23_17"><text:a xlink:type="simple" xlink:href="https://i.ytimg.com/vi/w5qVRnG3FxA/maxresdefault.jpg"><text:span text:style-name="T23_18">vi</text:span></text:a></text:span><text:span text:style-name="T23_19"><text:a xlink:type="simple" xlink:href="https://i.ytimg.com/vi/w5qVRnG3FxA/maxresdefault.jpg"><text:span text:style-name="T23_20">/</text:span></text:a></text:span><text:span text:style-name="T23_21"><text:a xlink:type="simple" xlink:href="https://i.ytimg.com/vi/w5qVRnG3FxA/maxresdefault.jpg"><text:span text:style-name="T23_22">w</text:span></text:a></text:span><text:span text:style-name="T23_23"><text:a xlink:type="simple" xlink:href="https://i.ytimg.com/vi/w5qVRnG3FxA/maxresdefault.jpg"><text:span text:style-name="T23_24">5</text:span></text:a></text:span><text:span text:style-name="T23_25"><text:a xlink:type="simple" xlink:href="https://i.ytimg.com/vi/w5qVRnG3FxA/maxresdefault.jpg"><text:span text:style-name="T23_26">qVRnG</text:span></text:a></text:span><text:span text:style-name="T23_27"><text:a xlink:type="simple" xlink:href="https://i.ytimg.com/vi/w5qVRnG3FxA/maxresdefault.jpg"><text:span text:style-name="T23_28">3</text:span></text:a></text:span><text:span text:style-name="T23_29"><text:a xlink:type="simple" xlink:href="https://i.ytimg.com/vi/w5qVRnG3FxA/maxresdefault.jpg"><text:span text:style-name="T23_30">FxA</text:span></text:a></text:span><text:span text:style-name="T23_31"><text:a xlink:type="simple" xlink:href="https://i.ytimg.com/vi/w5qVRnG3FxA/maxresdefault.jpg"><text:span text:style-name="T23_32">/</text:span></text:a></text:span><text:span text:style-name="T23_33"><text:a xlink:type="simple" xlink:href="https://i.ytimg.com/vi/w5qVRnG3FxA/maxresdefault.jpg"><text:span text:style-name="T23_34">maxresdefault</text:span></text:a></text:span><text:span text:style-name="T23_35"><text:a xlink:type="simple" xlink:href="https://i.ytimg.com/vi/w5qVRnG3FxA/maxresdefault.jpg"><text:span text:style-name="T23_36">.</text:span></text:a></text:span><text:span text:style-name="T23_37"><text:a xlink:type="simple" xlink:href="https://i.ytimg.com/vi/w5qVRnG3FxA/maxresdefault.jpg"><text:span text:style-name="T23_38">jpg</text:span></text:a></text:span></text:p>
      <text:p text:style-name="P24"><text:span text:style-name="T24_1"><text:a xlink:type="simple" xlink:href="http://img00.deviantart.net/9afd/i/2014/184/1/1/rwby___ruby_rose_by_ssgt_lulz-d5q0r3l.png"><text:span text:style-name="T24_2">http</text:span></text:a></text:span><text:span text:style-name="T24_3"><text:a xlink:type="simple" xlink:href="http://img00.deviantart.net/9afd/i/2014/184/1/1/rwby___ruby_rose_by_ssgt_lulz-d5q0r3l.png"><text:span text:style-name="T24_4">://</text:span></text:a></text:span><text:span text:style-name="T24_5"><text:a xlink:type="simple" xlink:href="http://img00.deviantart.net/9afd/i/2014/184/1/1/rwby___ruby_rose_by_ssgt_lulz-d5q0r3l.png"><text:span text:style-name="T24_6">img</text:span></text:a></text:span><text:span text:style-name="T24_7"><text:a xlink:type="simple" xlink:href="http://img00.deviantart.net/9afd/i/2014/184/1/1/rwby___ruby_rose_by_ssgt_lulz-d5q0r3l.png"><text:span text:style-name="T24_8">00.</text:span></text:a></text:span><text:span text:style-name="T24_9"><text:a xlink:type="simple" xlink:href="http://img00.deviantart.net/9afd/i/2014/184/1/1/rwby___ruby_rose_by_ssgt_lulz-d5q0r3l.png"><text:span text:style-name="T24_10">deviantart</text:span></text:a></text:span><text:span text:style-name="T24_11"><text:a xlink:type="simple" xlink:href="http://img00.deviantart.net/9afd/i/2014/184/1/1/rwby___ruby_rose_by_ssgt_lulz-d5q0r3l.png"><text:span text:style-name="T24_12">.</text:span></text:a></text:span><text:span text:style-name="T24_13"><text:a xlink:type="simple" xlink:href="http://img00.deviantart.net/9afd/i/2014/184/1/1/rwby___ruby_rose_by_ssgt_lulz-d5q0r3l.png"><text:span text:style-name="T24_14">net</text:span></text:a></text:span><text:span text:style-name="T24_15"><text:a xlink:type="simple" xlink:href="http://img00.deviantart.net/9afd/i/2014/184/1/1/rwby___ruby_rose_by_ssgt_lulz-d5q0r3l.png"><text:span text:style-name="T24_16">/9</text:span></text:a></text:span><text:span text:style-name="T24_17"><text:a xlink:type="simple" xlink:href="http://img00.deviantart.net/9afd/i/2014/184/1/1/rwby___ruby_rose_by_ssgt_lulz-d5q0r3l.png"><text:span text:style-name="T24_18">afd</text:span></text:a></text:span><text:span text:style-name="T24_19"><text:a xlink:type="simple" xlink:href="http://img00.deviantart.net/9afd/i/2014/184/1/1/rwby___ruby_rose_by_ssgt_lulz-d5q0r3l.png"><text:span text:style-name="T24_20">/</text:span></text:a></text:span><text:span text:style-name="T24_21"><text:a xlink:type="simple" xlink:href="http://img00.deviantart.net/9afd/i/2014/184/1/1/rwby___ruby_rose_by_ssgt_lulz-d5q0r3l.png"><text:span text:style-name="T24_22">i</text:span></text:a></text:span><text:span text:style-name="T24_23"><text:a xlink:type="simple" xlink:href="http://img00.deviantart.net/9afd/i/2014/184/1/1/rwby___ruby_rose_by_ssgt_lulz-d5q0r3l.png"><text:span text:style-name="T24_24">/2014/184/1/1/</text:span></text:a></text:span><text:span text:style-name="T24_25"><text:a xlink:type="simple" xlink:href="http://img00.deviantart.net/9afd/i/2014/184/1/1/rwby___ruby_rose_by_ssgt_lulz-d5q0r3l.png"><text:span text:style-name="T24_26">rwby</text:span></text:a></text:span><text:span text:style-name="T24_27"><text:a xlink:type="simple" xlink:href="http://img00.deviantart.net/9afd/i/2014/184/1/1/rwby___ruby_rose_by_ssgt_lulz-d5q0r3l.png"><text:span text:style-name="T24_28">___</text:span></text:a></text:span><text:span text:style-name="T24_29"><text:a xlink:type="simple" xlink:href="http://img00.deviantart.net/9afd/i/2014/184/1/1/rwby___ruby_rose_by_ssgt_lulz-d5q0r3l.png"><text:span text:style-name="T24_30">ruby</text:span></text:a></text:span><text:span text:style-name="T24_31"><text:a xlink:type="simple" xlink:href="http://img00.deviantart.net/9afd/i/2014/184/1/1/rwby___ruby_rose_by_ssgt_lulz-d5q0r3l.png"><text:span text:style-name="T24_32">_</text:span></text:a></text:span><text:span text:style-name="T24_33"><text:a xlink:type="simple" xlink:href="http://img00.deviantart.net/9afd/i/2014/184/1/1/rwby___ruby_rose_by_ssgt_lulz-d5q0r3l.png"><text:span text:style-name="T24_34">rose</text:span></text:a></text:span><text:span text:style-name="T24_35"><text:a xlink:type="simple" xlink:href="http://img00.deviantart.net/9afd/i/2014/184/1/1/rwby___ruby_rose_by_ssgt_lulz-d5q0r3l.png"><text:span text:style-name="T24_36">_</text:span></text:a></text:span><text:span text:style-name="T24_37"><text:a xlink:type="simple" xlink:href="http://img00.deviantart.net/9afd/i/2014/184/1/1/rwby___ruby_rose_by_ssgt_lulz-d5q0r3l.png"><text:span text:style-name="T24_38">by</text:span></text:a></text:span><text:span text:style-name="T24_39"><text:a xlink:type="simple" xlink:href="http://img00.deviantart.net/9afd/i/2014/184/1/1/rwby___ruby_rose_by_ssgt_lulz-d5q0r3l.png"><text:span text:style-name="T24_40">_</text:span></text:a></text:span><text:span text:style-name="T24_41"><text:a xlink:type="simple" xlink:href="http://img00.deviantart.net/9afd/i/2014/184/1/1/rwby___ruby_rose_by_ssgt_lulz-d5q0r3l.png"><text:span text:style-name="T24_42">ssgt</text:span></text:a></text:span><text:span text:style-name="T24_43"><text:a xlink:type="simple" xlink:href="http://img00.deviantart.net/9afd/i/2014/184/1/1/rwby___ruby_rose_by_ssgt_lulz-d5q0r3l.png"><text:span text:style-name="T24_44">_</text:span></text:a></text:span><text:span text:style-name="T24_45"><text:a xlink:type="simple" xlink:href="http://img00.deviantart.net/9afd/i/2014/184/1/1/rwby___ruby_rose_by_ssgt_lulz-d5q0r3l.png"><text:span text:style-name="T24_46">lulz</text:span></text:a></text:span><text:span text:style-name="T24_47"><text:a xlink:type="simple" xlink:href="http://img00.deviantart.net/9afd/i/2014/184/1/1/rwby___ruby_rose_by_ssgt_lulz-d5q0r3l.png"><text:span text:style-name="T24_48">-</text:span></text:a></text:span><text:span text:style-name="T24_49"><text:a xlink:type="simple" xlink:href="http://img00.deviantart.net/9afd/i/2014/184/1/1/rwby___ruby_rose_by_ssgt_lulz-d5q0r3l.png"><text:span text:style-name="T24_50">d</text:span></text:a></text:span><text:span text:style-name="T24_51"><text:a xlink:type="simple" xlink:href="http://img00.deviantart.net/9afd/i/2014/184/1/1/rwby___ruby_rose_by_ssgt_lulz-d5q0r3l.png"><text:span text:style-name="T24_52">5</text:span></text:a></text:span><text:span text:style-name="T24_53"><text:a xlink:type="simple" xlink:href="http://img00.deviantart.net/9afd/i/2014/184/1/1/rwby___ruby_rose_by_ssgt_lulz-d5q0r3l.png"><text:span text:style-name="T24_54">q</text:span></text:a></text:span><text:span text:style-name="T24_55"><text:a xlink:type="simple" xlink:href="http://img00.deviantart.net/9afd/i/2014/184/1/1/rwby___ruby_rose_by_ssgt_lulz-d5q0r3l.png"><text:span text:style-name="T24_56">0</text:span></text:a></text:span><text:span text:style-name="T24_57"><text:a xlink:type="simple" xlink:href="http://img00.deviantart.net/9afd/i/2014/184/1/1/rwby___ruby_rose_by_ssgt_lulz-d5q0r3l.png"><text:span text:style-name="T24_58">r</text:span></text:a></text:span><text:span text:style-name="T24_59"><text:a xlink:type="simple" xlink:href="http://img00.deviantart.net/9afd/i/2014/184/1/1/rwby___ruby_rose_by_ssgt_lulz-d5q0r3l.png"><text:span text:style-name="T24_60">3</text:span></text:a></text:span><text:span text:style-name="T24_61"><text:a xlink:type="simple" xlink:href="http://img00.deviantart.net/9afd/i/2014/184/1/1/rwby___ruby_rose_by_ssgt_lulz-d5q0r3l.png"><text:span text:style-name="T24_62">l</text:span></text:a></text:span><text:span text:style-name="T24_63"><text:a xlink:type="simple" xlink:href="http://img00.deviantart.net/9afd/i/2014/184/1/1/rwby___ruby_rose_by_ssgt_lulz-d5q0r3l.png"><text:span text:style-name="T24_64">.</text:span></text:a></text:span><text:span text:style-name="T24_65"><text:a xlink:type="simple" xlink:href="http://img00.deviantart.net/9afd/i/2014/184/1/1/rwby___ruby_rose_by_ssgt_lulz-d5q0r3l.png"><text:span text:style-name="T24_66">png</text:span></text:a></text:span></text:p>
      <text:p text:style-name="P25"><text:span text:style-name="T25_1"><text:a xlink:type="simple" xlink:href="http://vignette1.wikia.nocookie.net/rwby/images/7/72/RWBY_vs._mech.png/revision/latest?cb=20140815012944"><text:span text:style-name="T25_2">http</text:span></text:a></text:span><text:span text:style-name="T25_3"><text:a xlink:type="simple" xlink:href="http://vignette1.wikia.nocookie.net/rwby/images/7/72/RWBY_vs._mech.png/revision/latest?cb=20140815012944"><text:span text:style-name="T25_4">://</text:span></text:a></text:span><text:span text:style-name="T25_5"><text:a xlink:type="simple" xlink:href="http://vignette1.wikia.nocookie.net/rwby/images/7/72/RWBY_vs._mech.png/revision/latest?cb=20140815012944"><text:span text:style-name="T25_6">vignette</text:span></text:a></text:span><text:span text:style-name="T25_7"><text:a xlink:type="simple" xlink:href="http://vignette1.wikia.nocookie.net/rwby/images/7/72/RWBY_vs._mech.png/revision/latest?cb=20140815012944"><text:span text:style-name="T25_8">1.</text:span></text:a></text:span><text:span text:style-name="T25_9"><text:a xlink:type="simple" xlink:href="http://vignette1.wikia.nocookie.net/rwby/images/7/72/RWBY_vs._mech.png/revision/latest?cb=20140815012944"><text:span text:style-name="T25_10">wikia</text:span></text:a></text:span><text:span text:style-name="T25_11"><text:a xlink:type="simple" xlink:href="http://vignette1.wikia.nocookie.net/rwby/images/7/72/RWBY_vs._mech.png/revision/latest?cb=20140815012944"><text:span text:style-name="T25_12">.</text:span></text:a></text:span><text:span text:style-name="T25_13"><text:a xlink:type="simple" xlink:href="http://vignette1.wikia.nocookie.net/rwby/images/7/72/RWBY_vs._mech.png/revision/latest?cb=20140815012944"><text:span text:style-name="T25_14">nocookie</text:span></text:a></text:span><text:span text:style-name="T25_15"><text:a xlink:type="simple" xlink:href="http://vignette1.wikia.nocookie.net/rwby/images/7/72/RWBY_vs._mech.png/revision/latest?cb=20140815012944"><text:span text:style-name="T25_16">.</text:span></text:a></text:span><text:span text:style-name="T25_17"><text:a xlink:type="simple" xlink:href="http://vignette1.wikia.nocookie.net/rwby/images/7/72/RWBY_vs._mech.png/revision/latest?cb=20140815012944"><text:span text:style-name="T25_18">net</text:span></text:a></text:span><text:span text:style-name="T25_19"><text:a xlink:type="simple" xlink:href="http://vignette1.wikia.nocookie.net/rwby/images/7/72/RWBY_vs._mech.png/revision/latest?cb=20140815012944"><text:span text:style-name="T25_20">/</text:span></text:a></text:span><text:span text:style-name="T25_21"><text:a xlink:type="simple" xlink:href="http://vignette1.wikia.nocookie.net/rwby/images/7/72/RWBY_vs._mech.png/revision/latest?cb=20140815012944"><text:span text:style-name="T25_22">rwby</text:span></text:a></text:span><text:span text:style-name="T25_23"><text:a xlink:type="simple" xlink:href="http://vignette1.wikia.nocookie.net/rwby/images/7/72/RWBY_vs._mech.png/revision/latest?cb=20140815012944"><text:span text:style-name="T25_24">/</text:span></text:a></text:span><text:span text:style-name="T25_25"><text:a xlink:type="simple" xlink:href="http://vignette1.wikia.nocookie.net/rwby/images/7/72/RWBY_vs._mech.png/revision/latest?cb=20140815012944"><text:span text:style-name="T25_26">images</text:span></text:a></text:span><text:span text:style-name="T25_27"><text:a xlink:type="simple" xlink:href="http://vignette1.wikia.nocookie.net/rwby/images/7/72/RWBY_vs._mech.png/revision/latest?cb=20140815012944"><text:span text:style-name="T25_28">/7/72/</text:span></text:a></text:span><text:span text:style-name="T25_29"><text:a xlink:type="simple" xlink:href="http://vignette1.wikia.nocookie.net/rwby/images/7/72/RWBY_vs._mech.png/revision/latest?cb=20140815012944"><text:span text:style-name="T25_30">RWBY</text:span></text:a></text:span><text:span text:style-name="T25_31"><text:a xlink:type="simple" xlink:href="http://vignette1.wikia.nocookie.net/rwby/images/7/72/RWBY_vs._mech.png/revision/latest?cb=20140815012944"><text:span text:style-name="T25_32">_</text:span></text:a></text:span><text:span text:style-name="T25_33"><text:a xlink:type="simple" xlink:href="http://vignette1.wikia.nocookie.net/rwby/images/7/72/RWBY_vs._mech.png/revision/latest?cb=20140815012944"><text:span text:style-name="T25_34">vs</text:span></text:a></text:span><text:span text:style-name="T25_35"><text:a xlink:type="simple" xlink:href="http://vignette1.wikia.nocookie.net/rwby/images/7/72/RWBY_vs._mech.png/revision/latest?cb=20140815012944"><text:span text:style-name="T25_36">._</text:span></text:a></text:span><text:span text:style-name="T25_37"><text:a xlink:type="simple" xlink:href="http://vignette1.wikia.nocookie.net/rwby/images/7/72/RWBY_vs._mech.png/revision/latest?cb=20140815012944"><text:span text:style-name="T25_38">mech</text:span></text:a></text:span><text:span text:style-name="T25_39"><text:a xlink:type="simple" xlink:href="http://vignette1.wikia.nocookie.net/rwby/images/7/72/RWBY_vs._mech.png/revision/latest?cb=20140815012944"><text:span text:style-name="T25_40">.</text:span></text:a></text:span><text:span text:style-name="T25_41"><text:a xlink:type="simple" xlink:href="http://vignette1.wikia.nocookie.net/rwby/images/7/72/RWBY_vs._mech.png/revision/latest?cb=20140815012944"><text:span text:style-name="T25_42">png</text:span></text:a></text:span><text:span text:style-name="T25_43"><text:a xlink:type="simple" xlink:href="http://vignette1.wikia.nocookie.net/rwby/images/7/72/RWBY_vs._mech.png/revision/latest?cb=20140815012944"><text:span text:style-name="T25_44">/</text:span></text:a></text:span><text:span text:style-name="T25_45"><text:a xlink:type="simple" xlink:href="http://vignette1.wikia.nocookie.net/rwby/images/7/72/RWBY_vs._mech.png/revision/latest?cb=20140815012944"><text:span text:style-name="T25_46">revision</text:span></text:a></text:span><text:span text:style-name="T25_47"><text:a xlink:type="simple" xlink:href="http://vignette1.wikia.nocookie.net/rwby/images/7/72/RWBY_vs._mech.png/revision/latest?cb=20140815012944"><text:span text:style-name="T25_48">/</text:span></text:a></text:span><text:span text:style-name="T25_49"><text:a xlink:type="simple" xlink:href="http://vignette1.wikia.nocookie.net/rwby/images/7/72/RWBY_vs._mech.png/revision/latest?cb=20140815012944"><text:span text:style-name="T25_50">latest</text:span></text:a></text:span><text:span text:style-name="T25_51"><text:a xlink:type="simple" xlink:href="http://vignette1.wikia.nocookie.net/rwby/images/7/72/RWBY_vs._mech.png/revision/latest?cb=20140815012944"><text:span text:style-name="T25_52">?</text:span></text:a></text:span><text:span text:style-name="T25_53"><text:a xlink:type="simple" xlink:href="http://vignette1.wikia.nocookie.net/rwby/images/7/72/RWBY_vs._mech.png/revision/latest?cb=20140815012944"><text:span text:style-name="T25_54">cb</text:span></text:a></text:span><text:span text:style-name="T25_55"><text:a xlink:type="simple" xlink:href="http://vignette1.wikia.nocookie.net/rwby/images/7/72/RWBY_vs._mech.png/revision/latest?cb=20140815012944"><text:span text:style-name="T25_56">=20140815012944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